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Жирный" style:font-family-generic="swiss" style:font-pitch="variable"/>
    <style:font-face style:name="Liberation Sans2" svg:font-family="'Liberation Sans'" style:font-adornments="Курсив" style:font-family-generic="swiss" style:font-pitch="variable"/>
    <style:font-face style:name="Liberation Sans3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Tahoma" svg:font-family="Tahoma" style:font-family-generic="system" style:font-pitch="variable"/>
  </office:font-face-decls>
  <office:automatic-styles>
    <style:style style:name="Таблиця1" style:family="table">
      <style:table-properties style:width="27.601cm" table:align="margins"/>
    </style:style>
    <style:style style:name="Таблиця1.A" style:family="table-column">
      <style:table-column-properties style:column-width="27.601cm" style:rel-column-width="65535*"/>
    </style:style>
    <style:style style:name="Таблиця1.1" style:family="table-row">
      <style:table-row-properties style:min-row-height="15.499cm"/>
    </style:style>
    <style:style style:name="Таблиця1.A1" style:family="table-cell">
      <style:table-cell-properties style:vertical-align="middle" fo:padding="0cm" fo:border="none"/>
    </style:style>
    <style:style style:name="P1" style:family="paragraph" style:parent-style-name="Standard">
      <style:text-properties style:font-name="Liberation Sans" fo:font-size="6pt" style:font-size-asian="5.25pt" style:font-size-complex="6pt"/>
    </style:style>
    <style:style style:name="P2" style:family="paragraph" style:parent-style-name="Шаблон_3a__20_Заголовок_20_теми">
      <style:paragraph-properties fo:break-before="page"/>
    </style:style>
    <style:style style:name="P3" style:family="paragraph" style:parent-style-name="Шаблон_3a__20_Звичайний_20_текст">
      <style:text-properties officeooo:rsid="00270515" officeooo:paragraph-rsid="0009fa54"/>
    </style:style>
    <style:style style:name="P4" style:family="paragraph" style:parent-style-name="Шаблон_3a__20_Звичайний_20_текст">
      <style:text-properties officeooo:rsid="003c74e4" officeooo:paragraph-rsid="0009fa54"/>
    </style:style>
    <style:style style:name="P5" style:family="paragraph" style:parent-style-name="Шаблон_3a__20_Звичайний_20_текст">
      <style:text-properties officeooo:rsid="00420de3" officeooo:paragraph-rsid="0009fa54"/>
    </style:style>
    <style:style style:name="P6" style:family="paragraph" style:parent-style-name="Шаблон_3a__20_Звичайний_20_текст">
      <style:text-properties officeooo:rsid="0050521e" officeooo:paragraph-rsid="0009fa54"/>
    </style:style>
    <style:style style:name="P7" style:family="paragraph" style:parent-style-name="Шаблон_3a__20_Звичайний_20_текст">
      <style:text-properties officeooo:rsid="0033c24b" officeooo:paragraph-rsid="0009fa54"/>
    </style:style>
    <style:style style:name="P8" style:family="paragraph" style:parent-style-name="Шаблон_3a__20_Звичайний_20_текст">
      <style:text-properties officeooo:rsid="0047d0f2" officeooo:paragraph-rsid="0009fa54"/>
    </style:style>
    <style:style style:name="P9" style:family="paragraph" style:parent-style-name="Шаблон_3a__20_Звичайний_20_текст">
      <style:text-properties officeooo:rsid="0047b156" officeooo:paragraph-rsid="0009fa54"/>
    </style:style>
    <style:style style:name="P10" style:family="paragraph" style:parent-style-name="Шаблон_3a__20_Звичайний_20_текст">
      <style:text-properties officeooo:rsid="004d5ef7" officeooo:paragraph-rsid="0009fa54"/>
    </style:style>
    <style:style style:name="P11" style:family="paragraph" style:parent-style-name="Шаблон_3a__20_Звичайний_20_текст">
      <style:text-properties officeooo:rsid="005125bb" officeooo:paragraph-rsid="0009fa54"/>
    </style:style>
    <style:style style:name="P12" style:family="paragraph" style:parent-style-name="Шаблон_3a__20_Звичайний_20_текст">
      <style:text-properties officeooo:rsid="005a1954" officeooo:paragraph-rsid="0009fa54"/>
    </style:style>
    <style:style style:name="P13" style:family="paragraph" style:parent-style-name="Шаблон_3a__20_Звичайний_20_текст">
      <style:text-properties officeooo:rsid="0063c72d" officeooo:paragraph-rsid="0009fa54"/>
    </style:style>
    <style:style style:name="P14" style:family="paragraph" style:parent-style-name="Шаблон_3a__20_Звичайний_20_текст">
      <style:text-properties officeooo:rsid="0068eefb" officeooo:paragraph-rsid="0009fa54"/>
    </style:style>
    <style:style style:name="P15" style:family="paragraph" style:parent-style-name="Шаблон_3a__20_Звичайний_20_текст">
      <style:text-properties officeooo:rsid="007b03c7" officeooo:paragraph-rsid="0009fa54"/>
    </style:style>
    <style:style style:name="P16" style:family="paragraph" style:parent-style-name="Шаблон_3a__20_Звичайний_20_текст">
      <style:text-properties officeooo:rsid="007c3f8c" officeooo:paragraph-rsid="0009fa54"/>
    </style:style>
    <style:style style:name="P17" style:family="paragraph" style:parent-style-name="Шаблон_3a__20_Звичайний_20_текст">
      <style:text-properties officeooo:rsid="0069ea74" officeooo:paragraph-rsid="0009fa54"/>
    </style:style>
    <style:style style:name="P18" style:family="paragraph" style:parent-style-name="Шаблон_3a__20_Звичайний_20_текст">
      <style:text-properties officeooo:rsid="0070ef22" officeooo:paragraph-rsid="0009fa54"/>
    </style:style>
    <style:style style:name="P19" style:family="paragraph" style:parent-style-name="Шаблон_3a__20_Звичайний_20_текст">
      <style:text-properties officeooo:rsid="0048d731" officeooo:paragraph-rsid="0009fa54"/>
    </style:style>
    <style:style style:name="P20" style:family="paragraph" style:parent-style-name="Шаблон_3a__20_Звичайний_20_текст">
      <style:text-properties officeooo:rsid="0049eabc" officeooo:paragraph-rsid="0009fa54"/>
    </style:style>
    <style:style style:name="P21" style:family="paragraph" style:parent-style-name="Шаблон_3a__20_Звичайний_20_текст">
      <style:text-properties officeooo:rsid="0096b91d" officeooo:paragraph-rsid="0009fa54"/>
    </style:style>
    <style:style style:name="P22" style:family="paragraph" style:parent-style-name="Шаблон_3a__20_Звичайний_20_текст">
      <style:text-properties officeooo:rsid="008b3dd3" officeooo:paragraph-rsid="0009fa54"/>
    </style:style>
    <style:style style:name="P23" style:family="paragraph" style:parent-style-name="Шаблон_3a__20_Звичайний_20_текст">
      <style:text-properties officeooo:rsid="008f2d05" officeooo:paragraph-rsid="0009fa54"/>
    </style:style>
    <style:style style:name="P24" style:family="paragraph" style:parent-style-name="Шаблон_3a__20_Звичайний_20_текст">
      <style:text-properties officeooo:paragraph-rsid="0009fa54"/>
    </style:style>
    <style:style style:name="P25" style:family="paragraph" style:parent-style-name="Шаблон_3a__20_Текст_20_програми">
      <style:text-properties officeooo:paragraph-rsid="0009fa54"/>
    </style:style>
    <style:style style:name="P26" style:family="paragraph" style:parent-style-name="Шаблон_3a__20_Звичайний_20_текст">
      <style:text-properties officeooo:rsid="0098199d" officeooo:paragraph-rsid="000b205a"/>
    </style:style>
    <style:style style:name="P27" style:family="paragraph" style:parent-style-name="Шаблон_3a__20_Звичайний_20_текст">
      <style:text-properties officeooo:rsid="009f8f68" officeooo:paragraph-rsid="000b205a"/>
    </style:style>
    <style:style style:name="P28" style:family="paragraph" style:parent-style-name="Шаблон_3a__20_Звичайний_20_текст">
      <style:text-properties officeooo:rsid="009f8f68" officeooo:paragraph-rsid="000c40b1"/>
    </style:style>
    <style:style style:name="P29" style:family="paragraph" style:parent-style-name="Шаблон_3a__20_Звичайний_20_текст">
      <style:text-properties officeooo:rsid="00cff127" officeooo:paragraph-rsid="000b205a"/>
    </style:style>
    <style:style style:name="P30" style:family="paragraph" style:parent-style-name="Шаблон_3a__20_Звичайний_20_текст">
      <style:text-properties officeooo:rsid="00a653c6" officeooo:paragraph-rsid="00147fea"/>
    </style:style>
    <style:style style:name="P31" style:family="paragraph" style:parent-style-name="Шаблон_3a__20_Звичайний_20_текст">
      <style:text-properties officeooo:rsid="00a4f2e2" officeooo:paragraph-rsid="0014f024"/>
    </style:style>
    <style:style style:name="P32" style:family="paragraph" style:parent-style-name="Шаблон_3a__20_Звичайний_20_текст">
      <style:text-properties officeooo:rsid="00846d9a" officeooo:paragraph-rsid="0009fa54"/>
    </style:style>
    <style:style style:name="P33" style:family="paragraph" style:parent-style-name="Шаблон_3a__20_Звичайний_20_текст">
      <style:text-properties officeooo:rsid="0015c8ac" officeooo:paragraph-rsid="0015c8ac"/>
    </style:style>
    <style:style style:name="P34" style:family="paragraph" style:parent-style-name="Шаблон_3a__20_Титульна_20_сторінка">
      <style:text-properties officeooo:paragraph-rsid="001a2f4c"/>
    </style:style>
    <style:style style:name="T1" style:family="text">
      <style:text-properties officeooo:rsid="00b4839a"/>
    </style:style>
    <style:style style:name="T2" style:family="text">
      <style:text-properties officeooo:rsid="008560a2"/>
    </style:style>
    <style:style style:name="T3" style:family="text">
      <style:text-properties officeooo:rsid="0024824e"/>
    </style:style>
    <style:style style:name="T4" style:family="text">
      <style:text-properties officeooo:rsid="00260594"/>
    </style:style>
    <style:style style:name="T5" style:family="text">
      <style:text-properties officeooo:rsid="002a63b3"/>
    </style:style>
    <style:style style:name="T6" style:family="text">
      <style:text-properties officeooo:rsid="00b5394b"/>
    </style:style>
    <style:style style:name="T7" style:family="text">
      <style:text-properties officeooo:rsid="002c1a57"/>
    </style:style>
    <style:style style:name="T8" style:family="text">
      <style:text-properties officeooo:rsid="00336c05"/>
    </style:style>
    <style:style style:name="T9" style:family="text">
      <style:text-properties officeooo:rsid="003c68ca"/>
    </style:style>
    <style:style style:name="T10" style:family="text">
      <style:text-properties officeooo:rsid="002dfb63"/>
    </style:style>
    <style:style style:name="T11" style:family="text">
      <style:text-properties officeooo:rsid="003dc77d"/>
    </style:style>
    <style:style style:name="T12" style:family="text">
      <style:text-properties officeooo:rsid="003eb931"/>
    </style:style>
    <style:style style:name="T13" style:family="text">
      <style:text-properties officeooo:rsid="00420de3"/>
    </style:style>
    <style:style style:name="T14" style:family="text">
      <style:text-properties officeooo:rsid="0088b4c9"/>
    </style:style>
    <style:style style:name="T15" style:family="text">
      <style:text-properties officeooo:rsid="00402dc2"/>
    </style:style>
    <style:style style:name="T16" style:family="text">
      <style:text-properties officeooo:rsid="00a92ffe"/>
    </style:style>
    <style:style style:name="T17" style:family="text">
      <style:text-properties officeooo:rsid="00872832"/>
    </style:style>
    <style:style style:name="T18" style:family="text">
      <style:text-properties officeooo:rsid="00b6596f"/>
    </style:style>
    <style:style style:name="T19" style:family="text">
      <style:text-properties officeooo:rsid="00435e30"/>
    </style:style>
    <style:style style:name="T20" style:family="text">
      <style:text-properties officeooo:rsid="00451c73"/>
    </style:style>
    <style:style style:name="T21" style:family="text">
      <style:text-properties officeooo:rsid="00846d9a"/>
    </style:style>
    <style:style style:name="T22" style:family="text">
      <style:text-properties officeooo:rsid="005eb7e5"/>
    </style:style>
    <style:style style:name="T23" style:family="text">
      <style:text-properties officeooo:rsid="0044ca20"/>
    </style:style>
    <style:style style:name="T24" style:family="text">
      <style:text-properties officeooo:rsid="00281e7c"/>
    </style:style>
    <style:style style:name="T25" style:family="text">
      <style:text-properties officeooo:rsid="00782e23"/>
    </style:style>
    <style:style style:name="T26" style:family="text">
      <style:text-properties officeooo:rsid="0047d0f2"/>
    </style:style>
    <style:style style:name="T27" style:family="text">
      <style:text-properties officeooo:rsid="007401d2"/>
    </style:style>
    <style:style style:name="T28" style:family="text">
      <style:text-properties officeooo:rsid="00316c5c"/>
    </style:style>
    <style:style style:name="T29" style:family="text">
      <style:text-properties officeooo:rsid="002f851c"/>
    </style:style>
    <style:style style:name="T30" style:family="text">
      <style:text-properties officeooo:rsid="0033c24b"/>
    </style:style>
    <style:style style:name="T31" style:family="text">
      <style:text-properties officeooo:rsid="00a9e3f4"/>
    </style:style>
    <style:style style:name="T32" style:family="text">
      <style:text-properties officeooo:rsid="00397595"/>
    </style:style>
    <style:style style:name="T33" style:family="text">
      <style:text-properties officeooo:rsid="002e6fdd"/>
    </style:style>
    <style:style style:name="T34" style:family="text">
      <style:text-properties officeooo:rsid="00363b1b"/>
    </style:style>
    <style:style style:name="T35" style:family="text">
      <style:text-properties officeooo:rsid="003731bb"/>
    </style:style>
    <style:style style:name="T36" style:family="text">
      <style:text-properties officeooo:rsid="003998d4"/>
    </style:style>
    <style:style style:name="T37" style:family="text">
      <style:text-properties officeooo:rsid="007fdab0"/>
    </style:style>
    <style:style style:name="T38" style:family="text">
      <style:text-properties officeooo:rsid="00b760f5"/>
    </style:style>
    <style:style style:name="T39" style:family="text">
      <style:text-properties officeooo:rsid="00b89302"/>
    </style:style>
    <style:style style:name="T40" style:family="text">
      <style:text-properties officeooo:rsid="004e72e1"/>
    </style:style>
    <style:style style:name="T41" style:family="text">
      <style:text-properties officeooo:rsid="00abf632"/>
    </style:style>
    <style:style style:name="T42" style:family="text">
      <style:text-properties officeooo:rsid="0050521e"/>
    </style:style>
    <style:style style:name="T43" style:family="text">
      <style:text-properties officeooo:rsid="0063c72d"/>
    </style:style>
    <style:style style:name="T44" style:family="text">
      <style:text-properties officeooo:rsid="00ad2665"/>
    </style:style>
    <style:style style:name="T45" style:family="text">
      <style:text-properties officeooo:rsid="00ba92da"/>
    </style:style>
    <style:style style:name="T46" style:family="text">
      <style:text-properties officeooo:rsid="005450f9"/>
    </style:style>
    <style:style style:name="T47" style:family="text">
      <style:text-properties officeooo:rsid="005637ee"/>
    </style:style>
    <style:style style:name="T48" style:family="text">
      <style:text-properties officeooo:rsid="00576e9b"/>
    </style:style>
    <style:style style:name="T49" style:family="text">
      <style:text-properties officeooo:rsid="005b1ff4"/>
    </style:style>
    <style:style style:name="T50" style:family="text">
      <style:text-properties officeooo:rsid="00604d62"/>
    </style:style>
    <style:style style:name="T51" style:family="text">
      <style:text-properties officeooo:rsid="0061ca02"/>
    </style:style>
    <style:style style:name="T52" style:family="text">
      <style:text-properties officeooo:rsid="00bbe224"/>
    </style:style>
    <style:style style:name="T53" style:family="text">
      <style:text-properties officeooo:rsid="00750675"/>
    </style:style>
    <style:style style:name="T54" style:family="text">
      <style:text-properties officeooo:rsid="00664a7b"/>
    </style:style>
    <style:style style:name="T55" style:family="text">
      <style:text-properties officeooo:rsid="0064b3ad"/>
    </style:style>
    <style:style style:name="T56" style:family="text">
      <style:text-properties officeooo:rsid="0067cf9e"/>
    </style:style>
    <style:style style:name="T57" style:family="text">
      <style:text-properties officeooo:rsid="00b113b7"/>
    </style:style>
    <style:style style:name="T58" style:family="text">
      <style:text-properties officeooo:rsid="00674ddb"/>
    </style:style>
    <style:style style:name="T59" style:family="text">
      <style:text-properties officeooo:rsid="00831c47"/>
    </style:style>
    <style:style style:name="T60" style:family="text">
      <style:text-properties officeooo:rsid="00816fac"/>
    </style:style>
    <style:style style:name="T61" style:family="text">
      <style:text-properties officeooo:rsid="007c3f8c"/>
    </style:style>
    <style:style style:name="T62" style:family="text">
      <style:text-properties officeooo:rsid="007b03c7"/>
    </style:style>
    <style:style style:name="T63" style:family="text">
      <style:text-properties officeooo:rsid="00b1f9dd"/>
    </style:style>
    <style:style style:name="T64" style:family="text">
      <style:text-properties officeooo:rsid="00bc141f"/>
    </style:style>
    <style:style style:name="T65" style:family="text">
      <style:text-properties officeooo:rsid="007defbf"/>
    </style:style>
    <style:style style:name="T66" style:family="text">
      <style:text-properties officeooo:rsid="00b363fa"/>
    </style:style>
    <style:style style:name="T67" style:family="text">
      <style:text-properties officeooo:rsid="0049eabc"/>
    </style:style>
    <style:style style:name="T68" style:family="text">
      <style:text-properties officeooo:rsid="00bd59d8"/>
    </style:style>
    <style:style style:name="T69" style:family="text">
      <style:text-properties officeooo:rsid="00759a2b"/>
    </style:style>
    <style:style style:name="T70" style:family="text">
      <style:text-properties officeooo:rsid="004cbe91"/>
    </style:style>
    <style:style style:name="T71" style:family="text">
      <style:text-properties officeooo:rsid="00b4150a"/>
    </style:style>
    <style:style style:name="T72" style:family="text">
      <style:text-properties officeooo:rsid="008b94ee"/>
    </style:style>
    <style:style style:name="T73" style:family="text">
      <style:text-properties officeooo:rsid="0096b91d"/>
    </style:style>
    <style:style style:name="T74" style:family="text">
      <style:text-properties officeooo:rsid="0048d731"/>
    </style:style>
    <style:style style:name="T75" style:family="text">
      <style:text-properties officeooo:rsid="00774e84"/>
    </style:style>
    <style:style style:name="T76" style:family="text">
      <style:text-properties officeooo:rsid="00935169"/>
    </style:style>
    <style:style style:name="T77" style:family="text">
      <style:text-properties officeooo:rsid="0094c12e"/>
    </style:style>
    <style:style style:name="T78" style:family="text">
      <style:text-properties officeooo:rsid="0091189b"/>
    </style:style>
    <style:style style:name="T79" style:family="text">
      <style:text-properties officeooo:rsid="009225f7"/>
    </style:style>
    <style:style style:name="T80" style:family="text">
      <style:text-properties officeooo:rsid="00a5e94a"/>
    </style:style>
    <style:style style:name="T81" style:family="text">
      <style:text-properties officeooo:rsid="00a653c6"/>
    </style:style>
    <style:style style:name="T82" style:family="text">
      <style:text-properties officeooo:rsid="00a89453"/>
    </style:style>
    <style:style style:name="T83" style:family="text">
      <style:text-properties officeooo:rsid="00d1108a"/>
    </style:style>
    <style:style style:name="T84" style:family="text">
      <style:text-properties officeooo:rsid="00994dfc"/>
    </style:style>
    <style:style style:name="T85" style:family="text">
      <style:text-properties officeooo:rsid="00c59b83"/>
    </style:style>
    <style:style style:name="T86" style:family="text">
      <style:text-properties officeooo:rsid="009c968f"/>
    </style:style>
    <style:style style:name="T87" style:family="text">
      <style:text-properties officeooo:rsid="009d2a6e"/>
    </style:style>
    <style:style style:name="T88" style:family="text">
      <style:text-properties officeooo:rsid="009e25ad"/>
    </style:style>
    <style:style style:name="T89" style:family="text">
      <style:text-properties officeooo:rsid="00c46304"/>
    </style:style>
    <style:style style:name="T90" style:family="text">
      <style:text-properties officeooo:rsid="00cff127"/>
    </style:style>
    <style:style style:name="T91" style:family="text">
      <style:text-properties officeooo:rsid="00d1bffc"/>
    </style:style>
    <style:style style:name="T92" style:family="text">
      <style:text-properties officeooo:rsid="00d11c68"/>
    </style:style>
    <style:style style:name="T93" style:family="text">
      <style:text-properties officeooo:rsid="00a16ebb"/>
    </style:style>
    <style:style style:name="T94" style:family="text">
      <style:text-properties officeooo:rsid="00cc7336"/>
    </style:style>
    <style:style style:name="T95" style:family="text">
      <style:text-properties officeooo:rsid="00ce25c5"/>
    </style:style>
    <style:style style:name="T96" style:family="text">
      <style:text-properties officeooo:rsid="00d8ed98"/>
    </style:style>
    <style:style style:name="T97" style:family="text">
      <style:text-properties officeooo:rsid="00d393e2"/>
    </style:style>
    <style:style style:name="T98" style:family="text">
      <style:text-properties officeooo:rsid="00d120c2"/>
    </style:style>
    <style:style style:name="T99" style:family="text">
      <style:text-properties officeooo:rsid="00d6f69a"/>
    </style:style>
    <style:style style:name="T100" style:family="text">
      <style:text-properties officeooo:rsid="00cbde3b"/>
    </style:style>
    <style:style style:name="T101" style:family="text">
      <style:text-properties officeooo:rsid="00ca54d1"/>
    </style:style>
    <style:style style:name="T102" style:family="text">
      <style:text-properties officeooo:rsid="00a3db3f"/>
    </style:style>
    <style:style style:name="T103" style:family="text">
      <style:text-properties officeooo:rsid="00c8d34f"/>
    </style:style>
    <style:style style:name="T104" style:family="text">
      <style:text-properties officeooo:rsid="00c68616"/>
    </style:style>
    <style:style style:name="T105" style:family="text">
      <style:text-properties officeooo:rsid="00c5bfda"/>
    </style:style>
    <style:style style:name="T106" style:family="text">
      <style:text-properties officeooo:rsid="00a40b0e"/>
    </style:style>
    <style:style style:name="T107" style:family="text">
      <style:text-properties officeooo:rsid="00a80521"/>
    </style:style>
    <style:style style:name="T108" style:family="text">
      <style:text-properties officeooo:rsid="00a6cbfa"/>
    </style:style>
    <style:style style:name="T109" style:family="text">
      <style:text-properties officeooo:rsid="000c40b1"/>
    </style:style>
    <style:style style:name="T110" style:family="text">
      <style:text-properties officeooo:rsid="000e3e8e"/>
    </style:style>
    <style:style style:name="T111" style:family="text">
      <style:text-properties officeooo:rsid="000f1105"/>
    </style:style>
    <style:style style:name="T112" style:family="text">
      <style:text-properties officeooo:rsid="000f4fc0"/>
    </style:style>
    <style:style style:name="T113" style:family="text">
      <style:text-properties officeooo:rsid="000fcdc1"/>
    </style:style>
    <style:style style:name="T114" style:family="text">
      <style:text-properties officeooo:rsid="0011c878"/>
    </style:style>
    <style:style style:name="T115" style:family="text">
      <style:text-properties officeooo:rsid="0013326f"/>
    </style:style>
    <style:style style:name="T116" style:family="text">
      <style:text-properties officeooo:rsid="0013b46e"/>
    </style:style>
    <style:style style:name="T117" style:family="text">
      <style:text-properties officeooo:rsid="00141e0e"/>
    </style:style>
    <style:style style:name="T118" style:family="text">
      <style:text-properties officeooo:rsid="00147fea"/>
    </style:style>
    <style:style style:name="T119" style:family="text">
      <style:text-properties officeooo:rsid="0014f024"/>
    </style:style>
    <style:style style:name="T120" style:family="text">
      <style:text-properties officeooo:rsid="00173227"/>
    </style:style>
    <style:style style:name="T121" style:family="text">
      <style:text-properties officeooo:rsid="001875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я1" table:style-name="Таблиця1">
        <table:table-column table:style-name="Таблиця1.A"/>
        <table:table-row table:style-name="Таблиця1.1">
          <table:table-cell table:style-name="Таблиця1.A1" office:value-type="string">
            <text:p text:style-name="Шаблон_3a__20_Титульна_20_сторінка">Лекція 8</text:p>
            <text:p text:style-name="P34">Асинхронн<text:span text:style-name="T121">е введення-виведення</text:span></text:p>
          </table:table-cell>
        </table:table-row>
      </table:table>
      <text:p text:style-name="P1"/>
      <text:p text:style-name="P2">Ідея асинхронних дій</text:p>
      <text:p text:style-name="P26">Виконання будь-яких дій на комп’ютері потребує часу. Програма користувача може запобігти генерації сторінкових промахів для частини свого адресного простору, може впливати на планування виконання своїх потоків, може використовувати мультиплексування введення-виведення, може надавати ядру інформацію щодо сценаріїв доступу до свого адресного простору та сценаріїв доступу до вмісту файлів, може створювати додаткові потоки користувача, може враховувати властивості піраміди пам’яті. У такі способи програма користувача може впливати на час свого виконання. <text:span text:style-name="T83">П</text:span><text:span text:style-name="T84">рограма користувача </text:span><text:span text:style-name="T85">в загальному випадку</text:span><text:span text:style-name="T84"> не може впливати на час виконання системних викликів </text:span><text:span text:style-name="T86">(за винятком залученого простору користувача </text:span><text:span text:style-name="T87">в системних викликах</text:span><text:span text:style-name="T86">). </text:span><text:span text:style-name="T88">Системні виклики виконуються ядром, швидкість їхнього виконання залежить від навантаження на систему та від зовнішніх чинників </text:span><text:span text:style-name="T89">для ядра</text:span><text:span text:style-name="T88">.</text:span></text:p>
      <text:p text:style-name="P28"><text:span text:style-name="Шаблон_3a__20_Термін">Асинхронн</text:span><text:span text:style-name="Шаблон_3a__20_Термін"><text:span text:style-name="T85">а</text:span></text:span><text:span text:style-name="Шаблон_3a__20_Термін"> </text:span><text:span text:style-name="Шаблон_3a__20_Термін"><text:span text:style-name="T85">дія</text:span></text:span> – це ді<text:span text:style-name="T85">я, яку </text:span><text:span text:style-name="T90">один об’єкт планування </text:span><text:span text:style-name="T85">запитує виконати</text:span><text:span text:style-name="T90"> </text:span><text:span text:style-name="T109">інший об’єкт планування </text:span><text:span text:style-name="T91">та не чекає на завершення її виконання</text:span><text:span text:style-name="T90">, </text:span><text:span text:style-name="T91">потім</text:span><text:span text:style-name="T90"> </text:span><text:span text:style-name="T92">мож</text:span><text:span text:style-name="T91">на</text:span><text:span text:style-name="T92"> отримати </text:span><text:span text:style-name="T90">інформацію про результат її виконання</text:span>. Асинхронні <text:span text:style-name="T85">дії</text:span> <text:span text:style-name="T93">теоретично</text:span> можуть бути будь-як<text:span text:style-name="T85">і</text:span>, <text:span text:style-name="T93">але практично реалізаці</text:span><text:span text:style-name="T94">я підтримування </text:span><text:span text:style-name="T92">виконання </text:span><text:soft-page-break/><text:span text:style-name="T94">асинхронних дій визначає, що можна робити в асинхронних діях</text:span>. <text:span text:style-name="T94">Дія є асинхронною для об’єкта </text:span><text:span text:style-name="T95">планування</text:span><text:span text:style-name="T94">, який запитав її викона</text:span><text:span text:style-name="T96">ння</text:span><text:span text:style-name="T94">, але є синхронною для об’єкта планування, який її виконує. </text:span>Підтримування <text:span text:style-name="T85">виконання </text:span>асинхронних <text:span text:style-name="T85">дій</text:span> може бути реалізовано в ядр<text:span text:style-name="T97">і</text:span> і в <text:span text:style-name="T97">програмі користувача</text:span>. <text:span text:style-name="T96">Ці реалізації не є тотожними та не є взаємовиключними.</text:span></text:p>
      <text:p text:style-name="P29"><text:span text:style-name="T98">Ця дисципліна присвячена системному програмуванню </text:span><text:span text:style-name="T99">на рівні програм користувача</text:span><text:span text:style-name="T98">, тому об’єкт планування, який запитує виконати асинхронну дію, – це потік користувача (потік, </text:span><text:span text:style-name="T109">який був створений</text:span><text:span text:style-name="T98"> програм</text:span><text:span text:style-name="T109">ою</text:span><text:span text:style-name="T98"> користувача). Об’єкт планування, який виконує запитану асинхронну дію, може бути процесом ядра або потоком користувача (залежить від реалізації підтримування виконання асинхронних дій).</text:span></text:p>
      <text:p text:style-name="P27"><text:span text:style-name="T110">Тип асинхронних дій, виконання яких процес користувача може запитати в ядра,</text:span> <text:span text:style-name="T110">напередвизначений.</text:span> <text:span text:style-name="T111">З</text:span><text:span text:style-name="T100">азвичай це дії, які мають відношення до введення-виведення. Введення-виведення в сучасних ядра</text:span><text:span text:style-name="T111">х</text:span><text:span text:style-name="T100"> має асинхронний KPI, </text:span><text:span text:style-name="T116">і</text:span><text:span text:style-name="T100"> ядр</text:span><text:span text:style-name="T116">а</text:span><text:span text:style-name="T100"> мож</text:span><text:span text:style-name="T116">уть</text:span><text:span text:style-name="T100"> надавати відповідний API для асинхронного введення-виведення програмам користувача. </text:span><text:span text:style-name="T101">Виконання інших типів </text:span><text:span text:style-name="T112">дій </text:span><text:span text:style-name="T101">асинхронно в режимі ядра </text:span><text:span text:style-name="T117">за запитом</text:span><text:span text:style-name="T101"> програми користувача не має сенсу, оскільки в режимі ядра </text:span><text:soft-page-break/><text:span text:style-name="T101">виконується тільки те, що не може бути виконано в режимі користувача </text:span><text:span text:style-name="T112">(взагалі в режимі ядра можна виконувати що завгодно, але зазвичай ядро не виконує те, що можна виконати в режимі користувача)</text:span><text:span text:style-name="T101">.</text:span></text:p>
      <text:p text:style-name="P27"><text:span text:style-name="T102">В</text:span>иконання асинхронн<text:span text:style-name="T103">их</text:span><text:span text:style-name="T104"> введен</text:span><text:span text:style-name="T103">ь</text:span><text:span text:style-name="T104">-виведен</text:span><text:span text:style-name="T103">ь</text:span><text:span text:style-name="T105">, </text:span><text:span text:style-name="T117">запитаних</text:span><text:span text:style-name="T105"> про</text:span><text:span text:style-name="T117">цесами </text:span><text:span text:style-name="T105">користувача,</text:span> в ядрі реалізовано в кількох <text:span text:style-name="T102">спеціально призначених для цього </text:span>процесах ядра (<text:span text:style-name="T102">процес ядра є</text:span> об’єкт<text:span text:style-name="T102">ом</text:span> планування в ядрі). <text:span text:style-name="T106">Створювати новий процес ядра для виконання кожного асинхронного </text:span><text:span text:style-name="T104">введення-виведення, </text:span><text:span text:style-name="T117">запитаного</text:span><text:span text:style-name="T103"> про</text:span><text:span text:style-name="T117">цесом</text:span><text:span text:style-name="T103"> користувача,</text:span><text:span text:style-name="T106"> не має сенсу, оскільки система однаково не може виконати більше </text:span><text:span text:style-name="T113">певних </text:span><text:span text:style-name="T106">дій, ніж деяку максимальну кількість.</text:span><text:span text:style-name="T104"> </text:span><text:span text:style-name="T103">Тобто або буде черга </text:span><text:span text:style-name="T106">процес</text:span><text:span text:style-name="T103">ів</text:span><text:span text:style-name="T106"> ядра, як</text:span><text:span text:style-name="T103">і</text:span><text:span text:style-name="T106"> викону</text:span><text:span text:style-name="T103">ють по</text:span><text:span text:style-name="T106"> одн</text:span><text:span text:style-name="T103">ому</text:span><text:span text:style-name="T106"> асинхронн</text:span><text:span text:style-name="T103">ому введенню-виведенню, </text:span><text:span text:style-name="T106">або буд</text:span><text:span text:style-name="T103">е</text:span><text:span text:style-name="T106"> </text:span><text:span text:style-name="T103">черга </text:span><text:span text:style-name="T113">запитів асинхронного введення-виведення в кожного процесу </text:span><text:span text:style-name="T114">ядра</text:span><text:span text:style-name="T106">. Начебто нема різниці, однаково є черга, але для створення та завершення процесу ядра витрачається час, також витрачається час на планування виконання цих об’єктів планування.</text:span></text:p>
      <text:p text:style-name="P27">Програма користувача може <text:span text:style-name="T115">реалізувати </text:span>підтрим<text:span text:style-name="T115">ку</text:span> як<text:span text:style-name="T115">их</text:span> завгодно <text:span text:style-name="T105">асинхронн</text:span><text:span text:style-name="T115">их</text:span><text:span text:style-name="T105"> </text:span><text:span text:style-name="T102">дії</text:span>, тобто програма користувача може підтримувати асинхронне виконання <text:span text:style-name="T105">довільних</text:span><text:span text:style-name="T102"> </text:span><text:span text:style-name="T115">своїх </text:span>функці<text:span text:style-name="T102">й</text:span>. <text:span text:style-name="T102">Виконання асинхронних </text:span><text:span text:style-name="T105">дій</text:span><text:span text:style-name="T102"> </text:span><text:span text:style-name="T107">у</text:span><text:span text:style-name="T102"> програмі користувача </text:span><text:soft-page-break/><text:span text:style-name="T102">реалізовано в спеціально призначених для цього потоках </text:span><text:span text:style-name="T105">користувача</text:span><text:span text:style-name="T102"> (потік користувача є об’єктом планування в програмі користувача). </text:span><text:span text:style-name="T115">Чи буде програма користувача створювати новий потік користувача для виконання асинхронних дії або використовувати спеціально призначені потоки користувача для цього залежить від типу дії, оскільки тип асинхронної дії в програмі користувача не обмежується тільки введенням-виведенням.</text:span></text:p>
      <text:p text:style-name="P30">Програма користувача має перевіряти результати виконання <text:span text:style-name="T118">асинхронних </text:span>дій. Якщо програма <text:span text:style-name="T118">користувача </text:span>не перевіряє результати виконання <text:span text:style-name="T118">запитаних асинхронних</text:span> дій, тоді це так само неправильно, як не перевіряти результат виконання будь-яких інших дій у програмі. Зазвичай програма користувача має обмеження на максимальну кількість «<text:span text:style-name="T108">одночасно» </text:span><text:span text:style-name="T118">запитаних асинхронних </text:span>дій і в циклі <text:span text:style-name="T118">запитує виконання</text:span> нов<text:span text:style-name="T118">ої</text:span> асинхронн<text:span text:style-name="T118">ої дії</text:span>, якщо була завершена <text:span text:style-name="T118">асинхронна </text:span>дія, <text:span text:style-name="T118">запитана </text:span>в якомусь попередньому запиті <text:span text:style-name="T108">(черговість виконання </text:span><text:span text:style-name="T118">асинхронних </text:span><text:span text:style-name="T108">дій зазвичай не визначена)</text:span>. <text:span text:style-name="T108">Якщо програма </text:span><text:span text:style-name="T118">користувача запитує </text:span><text:span text:style-name="T108">забагато асинхронних </text:span><text:span text:style-name="T118">дій</text:span><text:span text:style-name="T108"> для системи </text:span><text:span text:style-name="T118">в деякий проміжок часу</text:span><text:span text:style-name="T108">, тоді вони однаково не будуть виконуватися одночасно фізично через обмежені ресурси </text:span><text:soft-page-break/><text:span text:style-name="T108">комп’ютера. Також реалізація підтримування </text:span><text:span text:style-name="T118">виконання </text:span><text:span text:style-name="T108">асинхронних </text:span><text:span text:style-name="T118">дій</text:span><text:span text:style-name="T108"> може мати власні обмеження на кількість «одночасно» виконуваних </text:span><text:span text:style-name="T118">асинхронних </text:span><text:span text:style-name="T108">дій.</text:span></text:p>
      <text:p text:style-name="P31">POSIX визначає запити тільки для асинхронн<text:span text:style-name="T119">их </text:span>дій, які мають відношення до введення-виведення. Відповідні функції POSIX позначаються, як <text:span text:style-name="Шаблон_3a__20_Термін"><text:span text:style-name="T80">асинхронне введення-виведення</text:span></text:span> (<text:span text:style-name="Шаблон_3a__20_Term">asynchronous input/output</text:span><text:span text:style-name="T80">, </text:span>AIO). <text:span text:style-name="T80">Насправді майже будь-яке введення-виведення є певною мірою асинхронним. Ядро підтримує буферний кеш для файлів, буфери для неіменованих та іменованих каналів, буфери для сокетів і т. ін. Якщо є можливість зберегти дані, </text:span><text:span text:style-name="T81">які відправляються або </text:span><text:span text:style-name="T119">отримуються</text:span><text:span text:style-name="T81">,</text:span><text:span text:style-name="T80"> </text:span><text:span text:style-name="T82">у</text:span><text:span text:style-name="T80"> буфері, тоді ядро збереже </text:span><text:span text:style-name="T119">ці </text:span><text:span text:style-name="T80">дані в буфері, так виконуючи введення-виведення асинхронно. Відмінність запитів AIO в тому, що потік ніколи не блокується в запиті AIO та не чекає на завершення виконання запитаного </text:span><text:span text:style-name="T81">в ньому </text:span><text:span text:style-name="T80">введення-виведення.</text:span></text:p>
      <text:p text:style-name="P2">Стандартний API</text:p>
      <text:p text:style-name="P24">Запит <text:span text:style-name="T3">AIO у</text:span><text:span text:style-name="T4"> </text:span><text:span text:style-name="T3">функціях </text:span><text:span text:style-name="T4">асинхронного введення-виведення </text:span><text:span text:style-name="T3">POSIX</text:span><text:span text:style-name="T4"> </text:span><text:span text:style-name="T3">визначається значенням покажчика на об’єкт типу </text:span><text:span text:style-name="Шаблон_3a__20_Ідентифікатор"><text:span text:style-name="T3">struct aiocb</text:span></text:span><text:span text:style-name="T3">, я</text:span><text:span text:style-name="T5">кий визначений в </text:span><text:span text:style-name="Шаблон_3a__20_Ідентифікатор"><text:span text:style-name="T5">&lt;aio.h&gt;</text:span></text:span><text:span text:style-name="T3">. </text:span><text:span text:style-name="T4">Цей об’єкт називається </text:span><text:span text:style-name="Шаблон_3a__20_Термін"><text:span text:style-name="T4">блоком управління</text:span></text:span><text:span text:style-name="T4"> (</text:span><text:span text:style-name="Шаблон_3a__20_Term"><text:span text:style-name="T4">control block</text:span></text:span><text:span text:style-name="T4">). Якщо значення покажчика на блок управління стає недійсним або значення покажчиків у його полях стають недійсними до завершення виконання </text:span><text:span text:style-name="T6">дії, ініційованої в </text:span><text:span text:style-name="T4">запит</text:span><text:span text:style-name="T6">і</text:span><text:span text:style-name="T4"> AIO, тоді поведінка не визначена. Одночасне використання одного й того блоку управління в кількох функціях асинхронного введення-виведення POSIX призводить до невизначених результатів, але якщо був запитаний результат виконання завершено</text:span><text:span text:style-name="T6">ї дії, ініційованої</text:span><text:span text:style-name="T4"> </text:span><text:span text:style-name="T6">певним </text:span><text:span text:style-name="T4">запит</text:span><text:span text:style-name="T6">ом</text:span><text:span text:style-name="T4"> AIO, тоді </text:span><text:span text:style-name="T7">цей </text:span><text:span text:style-name="T4">блок управління можна використовувати для нового запиту AIO. </text:span><text:span text:style-name="T5">Оскільки запит AIO визначається значенням покажчика на блок управління, програма може </text:span><text:span text:style-name="T6">ініціювати</text:span><text:span text:style-name="T5"> однакові </text:span><text:span text:style-name="T6">дії в </text:span><text:span text:style-name="T5">запит</text:span><text:span text:style-name="T6">ах</text:span><text:span text:style-name="T5"> AIO одночасно використовуючи різні блоки управління (якщо в цьому є потрібність).</text:span></text:p>
      <text:p text:style-name="P3">У <text:span text:style-name="Шаблон_3a__20_Ідентифікатор">struct aiocb</text:span> є принаймні такі поля: <text:span text:style-name="Шаблон_3a__20_Ідентифікатор">int aio_fildes</text:span> <text:span text:style-name="T7">(номер дескриптора файлу), </text:span><text:span text:style-name="Шаблон_3a__20_Ідентифікатор"><text:span text:style-name="T7">off_t aio_offset</text:span></text:span><text:span text:style-name="T7"> (зміщення </text:span><text:span text:style-name="T8">в об’єкті, з яким асоційований вказаний </text:span><text:span text:style-name="T9">номер </text:span><text:span text:style-name="T8">дескриптор</text:span><text:span text:style-name="T9">а</text:span><text:span text:style-name="T8"> файлу</text:span><text:span text:style-name="T7">), </text:span><text:span text:style-name="Шаблон_3a__20_Ідентифікатор"><text:span text:style-name="T7">volatile void *aio_buf</text:span></text:span><text:span text:style-name="T7"> </text:span><text:span text:style-name="T10">(покажчик на буфер), </text:span><text:span text:style-name="Шаблон_3a__20_Ідентифікатор"><text:span text:style-name="T10">size_t aio_nbytes</text:span></text:span><text:span text:style-name="T10"> </text:span><text:soft-page-break/><text:span text:style-name="T10">(кількість байтів у запиті), </text:span><text:span text:style-name="Шаблон_3a__20_Ідентифікатор"><text:span text:style-name="T10">int aio_reqprio</text:span></text:span><text:span text:style-name="T10"> (</text:span><text:span text:style-name="T9">значення зменшення</text:span><text:span text:style-name="T10"> пріоритету запиту), </text:span><text:span text:style-name="Шаблон_3a__20_Ідентифікатор"><text:span text:style-name="T10">struct sigevent aio_sigevent</text:span></text:span><text:span text:style-name="T10"> (спосіб сповіщення про завершення виконання запиту), </text:span><text:span text:style-name="Шаблон_3a__20_Ідентифікатор"><text:span text:style-name="T10">int aio_lio_opcode</text:span></text:span><text:span text:style-name="T10"> (ді</text:span><text:span text:style-name="T9">я</text:span><text:span text:style-name="T10"> запит</text:span><text:span text:style-name="T9">у</text:span><text:span text:style-name="T10">). Кожна функція асинхронного введення-виведення POSIX використовує значення тільки деяких полів блоку управління, значення інших полів блоку управління ігноруються.</text:span></text:p>
      <text:p text:style-name="P4">У <text:span text:style-name="Шаблон_3a__20_Ідентифікатор">struct sigevent</text:span> <text:span text:style-name="T11">є принаймні такі поля: </text:span><text:span text:style-name="Шаблон_3a__20_Ідентифікатор"><text:span text:style-name="T11">int sigev_notify</text:span></text:span><text:span text:style-name="T11"> </text:span><text:span text:style-name="T12">(тип сповіщення), </text:span><text:span text:style-name="Шаблон_3a__20_Ідентифікатор"><text:span text:style-name="T12">int sigev_signo</text:span></text:span><text:span text:style-name="T12"> (номер сигналу), </text:span><text:span text:style-name="Шаблон_3a__20_Ідентифікатор"><text:span text:style-name="T12">union sigval sigev_value</text:span></text:span><text:span text:style-name="T12"> (супутнє значення для сигналу), </text:span><text:span text:style-name="Шаблон_3a__20_Ідентифікатор"><text:span text:style-name="T12">void (*sigev_notify_function)(union sigval)</text:span></text:span><text:span text:style-name="T12"> (покажчик на функцію-сповіщення </text:span><text:span text:style-name="T13">зі значенням </text:span><text:span text:style-name="Шаблон_3a__20_Ідентифікатор"><text:span text:style-name="T13">sigev_val</text:span></text:span><text:span text:style-name="Шаблон_3a__20_Ідентифікатор"><text:span text:style-name="T14">ue</text:span></text:span><text:span text:style-name="T13"> в аргументі</text:span><text:span text:style-name="T12">), </text:span><text:span text:style-name="Шаблон_3a__20_Ідентифікатор"><text:span text:style-name="T12">pthread_attr_t *sigev_notify_attributes</text:span></text:span><text:span text:style-name="T12"> (покажчик на об’єкт з атрибутами функції-сповіщення). </text:span><text:span text:style-name="T15">Тип сповіщення </text:span><text:span text:style-name="Шаблон_3a__20_Ідентифікатор"><text:span text:style-name="T15">SIGEV_NONE</text:span></text:span><text:span text:style-name="T15"> визначає відсутність асинхронного сповіщення про завершення </text:span><text:span text:style-name="T6">дії, ініційованої </text:span><text:span text:style-name="T15">запит</text:span><text:span text:style-name="T6">ом</text:span><text:span text:style-name="T15"> AIO. Тип сповіщення </text:span><text:span text:style-name="Шаблон_3a__20_Ідентифікатор"><text:span text:style-name="T15">SIGEV_SIGNAL</text:span></text:span><text:span text:style-name="T15"> визначає надсилання сигналу </text:span><text:span text:style-name="T16">і</text:span><text:span text:style-name="T15">з супутнім значенням. Тип сповіщення </text:span><text:span text:style-name="Шаблон_3a__20_Ідентифікатор"><text:span text:style-name="T15">SIGEV_THREAD</text:span></text:span><text:span text:style-name="T15"> визначає виклик функції-сповіщення з вказаними атрибутами.</text:span></text:p>
      <text:p text:style-name="P4"><text:span text:style-name="T13">Для того, щоб відправлений сигнал </text:span><text:span text:style-name="Шаблон_3a__20_Ідентифікатор"><text:span text:style-name="T12">sigev_signo</text:span></text:span><text:span text:style-name="T13"> був доданий до черги сигналів, треба </text:span><text:span text:style-name="T15">вказувати прапорець </text:span><text:span text:style-name="Шаблон_3a__20_Ідентифікатор"><text:span text:style-name="T15">SA_SIGINFO</text:span></text:span><text:span text:style-name="T15"> для його обробника. Насправді прапорець </text:span><text:span text:style-name="Шаблон_3a__20_Ідентифікатор"><text:span text:style-name="T15">SA_SIGINFO</text:span></text:span><text:span text:style-name="T15"> для обробника сигналу є сенс вказувати, оскільки це є єдиний спосіб </text:span><text:soft-page-break/><text:span text:style-name="T15">отримати надіслане супутнє значення </text:span><text:span text:style-name="Шаблон_3a__20_Ідентифікатор"><text:span text:style-name="T12">sigev_value</text:span></text:span><text:span text:style-name="T15"> в обробнику сигналу. </text:span><text:span text:style-name="T17">Це значення</text:span><text:span text:style-name="T15"> буде доступно </text:span><text:span text:style-name="T17">в </text:span><text:span text:style-name="T15">об’єкт</text:span><text:span text:style-name="T17">і</text:span><text:span text:style-name="T15"> типу </text:span><text:span text:style-name="Шаблон_3a__20_Ідентифікатор"><text:span text:style-name="T15">siginfo_t</text:span></text:span><text:span text:style-name="T15">, покажчик на який передається в аргументі обробника сигналу, </text:span><text:span text:style-name="T17">у </text:span><text:span text:style-name="T15">значенн</text:span><text:span text:style-name="T17">і</text:span><text:span text:style-name="T15"> поля </text:span><text:span text:style-name="Шаблон_3a__20_Ідентифікатор"><text:span text:style-name="T15">si_value</text:span></text:span><text:span text:style-name="T15">, </text:span><text:span text:style-name="T17">а поле </text:span><text:span text:style-name="Шаблон_3a__20_Ідентифікатор"><text:span text:style-name="T17">si_code</text:span></text:span><text:span text:style-name="T17"> буде мати значення </text:span><text:span text:style-name="Шаблон_3a__20_Ідентифікатор"><text:span text:style-name="T17">SI_ASYNCIO</text:span></text:span><text:span text:style-name="T15">. </text:span><text:span text:style-name="T17">POSIX нічого не визначає щодо черги сигналів для сигналів, які будуть відправлятися як сповіщення про завершення </text:span><text:span text:style-name="T18">дій, ініційованих </text:span><text:span text:style-name="T17">запит</text:span><text:span text:style-name="T18">ами</text:span><text:span text:style-name="T17"> AIO.</text:span></text:p>
      <text:p text:style-name="P5">Функція-сповіщення <text:span text:style-name="Шаблон_3a__20_Ідентифікатор"><text:span text:style-name="T12">sigev_notify_function</text:span></text:span> викликається в <text:span text:style-name="T19">такому </text:span>середовищі, якби це була початкова функція нового потоку процесу з вказаними атрибутами. <text:span text:style-name="T20">Якщо значення поля </text:span><text:span text:style-name="Шаблон_3a__20_Ідентифікатор"><text:span text:style-name="T12">sigev_notify_attributes</text:span></text:span><text:span text:style-name="T20"> null покажчик, тоді поведінка така, як би цей новий потік створювався з атрибутом </text:span><text:span text:style-name="Шаблон_3a__20_Ідентифікатор"><text:span text:style-name="T20">PTHREAD_CREATE_DETACHED</text:span></text:span><text:span text:style-name="T20">.</text:span> Реалізація може не створювати новий потік для виклику функції-сповіщення, <text:span text:style-name="T20">м</text:span><text:span text:style-name="T19">оже бути пул потоків для виклик</text:span><text:span text:style-name="T20">ів</text:span><text:span text:style-name="T19"> функцій-сповіщень. Оскільки невідомо скільки буде виконуватися функція-сповіщення потрібен саме пул потоків та за необхідності створення нового потоку. Вказування атрибуту для функції-сповіщення, що можна очікувати завершення </text:span><text:span text:style-name="T21">виконання</text:span><text:span text:style-name="T19"> її потоку, призводить до невизначеної поведінки, тому пул потоків для викликів функцій-сповіщень є коректним рішенням.</text:span></text:p>
      <text:p text:style-name="P4"><text:soft-page-break/><text:span text:style-name="T13">Якщо функції асинхронного введення-виведення POSIX реалізовано в режимі користувача, тоді в програмі користувача нема можливості визначити чи буде достатньо ресурсів для додавання відправленого сигналу </text:span><text:span text:style-name="T22">до</text:span><text:span text:style-name="T13"> черг</text:span><text:span text:style-name="T22">и</text:span><text:span text:style-name="T13"> сигналів </text:span><text:span text:style-name="T19">або виклику функції-сповіщення </text:span><text:span text:style-name="T23">в майбутньому</text:span><text:span text:style-name="T13">. Тому </text:span><text:span text:style-name="T18">дія, ініційована в </text:span><text:span text:style-name="T13">запит</text:span><text:span text:style-name="T18">і</text:span><text:span text:style-name="T13"> AIO, може бути успішно завершен</text:span><text:span text:style-name="T18">а</text:span><text:span text:style-name="T13">, а відправлення сигналу не вдалось (системний виклик </text:span><text:span text:style-name="Шаблон_3a__20_Ідентифікатор"><text:span text:style-name="T13">sigqueue()</text:span></text:span><text:span text:style-name="T13"> завершився помилкою через нестачу ресурсу) </text:span><text:span text:style-name="T19">або не вдалось викликати функцію-сповіщення (виклик функції </text:span><text:span text:style-name="Шаблон_3a__20_Ідентифікатор"><text:span text:style-name="T19">pthread_create()</text:span></text:span><text:span text:style-name="T19"> завершився помилкою через нестачу ресурсу </text:span><text:span text:style-name="T14">або не вдалось отримати пам’ять в алокатора пам’яті</text:span><text:span text:style-name="T19">)</text:span><text:span text:style-name="T13">. </text:span><text:span text:style-name="T14">Так само </text:span><text:span text:style-name="T18">дія, ініційована в </text:span><text:span text:style-name="T14">запит</text:span><text:span text:style-name="T18">і</text:span><text:span text:style-name="T14"> AIO, може бути завершен</text:span><text:span text:style-name="T18">а</text:span><text:span text:style-name="T14"> з помилкою, але відправлення сигналу не вдалось або не вдалось викликати функцію-сповіщення. В</text:span><text:span text:style-name="T13">ідповідно результат виконання </text:span><text:span text:style-name="T18">дії, ініційованої в </text:span><text:span text:style-name="T13">запит</text:span><text:span text:style-name="T18">і</text:span><text:span text:style-name="T13"> AIO, може </text:span><text:span text:style-name="T14">бути </text:span><text:span text:style-name="T13">познач</text:span><text:span text:style-name="T14">ений</text:span><text:span text:style-name="T13"> </text:span><text:span text:style-name="T14">помилкою, яка має відношення до помилки, які виникла під час сповіщення про завершення його виконання. POSIX не визначає яку саме помилку треба вказувати для завершеного </text:span><text:span text:style-name="T18">дії, ініційованої </text:span><text:span text:style-name="T14">запит</text:span><text:span text:style-name="T18">ом</text:span><text:span text:style-name="T14"> AIO, </text:span><text:span text:style-name="T18">у</text:span><text:span text:style-name="T14"> цьому випадку. </text:span><text:span text:style-name="T13">Теоретично таке саме може бути якщо функції асинхронного введення-виведення POSIX реалізовано в ядрі, якщо ядро не резервує потрібні ресурси для майбутнього додавання сигналу в </text:span><text:soft-page-break/><text:span text:style-name="T13">чергу сигналів </text:span><text:span text:style-name="T19">або виклику функції-сповіщення</text:span><text:span text:style-name="T13">, але це більше помилка </text:span><text:span text:style-name="T19">реалізації</text:span><text:span text:style-name="T13">, ніж особливість реалізації.</text:span></text:p>
      <text:p text:style-name="P3"><text:span text:style-name="T10">Ф</text:span><text:span text:style-name="T4">ункції </text:span><text:span text:style-name="Шаблон_3a__20_Ідентифікатор"><text:span text:style-name="T4">aio_read()</text:span></text:span><text:span text:style-name="T4"> та </text:span><text:span text:style-name="Шаблон_3a__20_Ідентифікатор"><text:span text:style-name="T4">aio_write()</text:span></text:span><text:span text:style-name="T4"> ініціюють </text:span><text:span text:style-name="T18">асинхронне </text:span><text:span text:style-name="T4">читання </text:span><text:span text:style-name="T24">та</text:span><text:span text:style-name="T4"> запис</text:span><text:span text:style-name="T25">у</text:span><text:span text:style-name="T4"> даних, визначених </text:span><text:span text:style-name="T24">вказаним блок</text:span><text:span text:style-name="T26">ом</text:span><text:span text:style-name="T24"> управління, відповідно.</text:span></text:p>
      <text:p text:style-name="P25">#include &lt;aio.h&gt;</text:p>
      <text:p text:style-name="P25"/>
      <text:p text:style-name="P25">int aio_read(struct aiocb *aiocb);</text:p>
      <text:p text:style-name="P25">int aio_write(struct aiocb *aiocb);</text:p>
      <text:p text:style-name="P25"/>
      <text:p text:style-name="P6">В об’єкті, на який вказує аргумент <text:span text:style-name="Шаблон_3a__20_Ідентифікатор">aiocb</text:span>, використовуються <text:span text:style-name="T27">значення всіх </text:span>пол<text:span text:style-name="T27">ів</text:span>, <text:span text:style-name="T27">значення </text:span>пол<text:span text:style-name="T27">я</text:span> <text:span text:style-name="Шаблон_3a__20_Ідентифікатор"><text:span text:style-name="T28">aio_lio_opcode</text:span></text:span> ігноруються. <text:span text:style-name="T18">Асинхронна дія</text:span><text:span text:style-name="T27"> </text:span><text:span text:style-name="T29">буде виконуватися </text:span><text:span text:style-name="T30">для об’єкта </text:span><text:span text:style-name="T18">ядра</text:span><text:span text:style-name="T30">, з яким асоційований</text:span><text:span text:style-name="T29"> дескриптор файлу з номером </text:span><text:span text:style-name="Шаблон_3a__20_Ідентифікатор"><text:span text:style-name="T29">aio_fildes</text:span></text:span><text:span text:style-name="T29">, </text:span><text:span text:style-name="T27">покажчик на </text:span><text:span text:style-name="T29">буфер визначається </text:span><text:span text:style-name="T27">в полі</text:span><text:span text:style-name="T29"> </text:span><text:span text:style-name="Шаблон_3a__20_Ідентифікатор"><text:span text:style-name="T29">aio_buf</text:span></text:span><text:span text:style-name="T29">, кількість байтів визначається </text:span><text:span text:style-name="T27">в полі</text:span><text:span text:style-name="T29"> </text:span><text:span text:style-name="Шаблон_3a__20_Ідентифікатор"><text:span text:style-name="T29">aio_nbytes</text:span></text:span><text:span text:style-name="T29">. Якщо </text:span><text:span text:style-name="T8">функція </text:span><text:span text:style-name="Шаблон_3a__20_Ідентифікатор"><text:span text:style-name="T8">aio_write()</text:span></text:span><text:span text:style-name="T29"> застосовується </text:span><text:span text:style-name="T8">до</text:span><text:span text:style-name="T29"> звичайного файлу, </text:span><text:span text:style-name="T8">для якого не було вказано прапорець </text:span><text:span text:style-name="Шаблон_3a__20_Ідентифікатор"><text:span text:style-name="T8">O_APPEND</text:span></text:span><text:span text:style-name="T8">, </text:span><text:span text:style-name="T29">тоді зміщення визначається </text:span><text:span text:style-name="T27">в полі</text:span><text:span text:style-name="T29"> </text:span><text:span text:style-name="Шаблон_3a__20_Ідентифікатор"><text:span text:style-name="T29">aio_offset</text:span></text:span><text:span text:style-name="T29">, </text:span><text:span text:style-name="T8">інакше дані записуються (додаються) </text:span><text:span text:style-name="T31">у</text:span><text:span text:style-name="T8"> кінець файлу.</text:span><text:span text:style-name="T29"> </text:span><text:span text:style-name="T8">Якщо функції </text:span><text:span text:style-name="Шаблон_3a__20_Ідентифікатор"><text:span text:style-name="T8">aio_read()</text:span></text:span><text:span text:style-name="T8"> та </text:span><text:span text:style-name="Шаблон_3a__20_Ідентифікатор"><text:span text:style-name="T8">aio_write()</text:span></text:span><text:span text:style-name="T8"> застосовується до об’єкта, який не дозволяє виконувати введення-виведення за довільним зміщенням, тоді </text:span><text:span text:style-name="T27">значення </text:span><text:span text:style-name="T8">пол</text:span><text:span text:style-name="T27">я</text:span><text:span text:style-name="T8"> </text:span><text:span text:style-name="Шаблон_3a__20_Ідентифікатор"><text:span text:style-name="T8">aio_offset</text:span></text:span><text:span text:style-name="T8"> </text:span><text:soft-page-break/><text:span text:style-name="T8">ігнорується. П</text:span><text:span text:style-name="T29">ісля успішного ініціювання запиту </text:span><text:span text:style-name="T27">AIO </text:span><text:span text:style-name="T29">зміщення </text:span><text:span text:style-name="T8">в дескрипторі відкритого </text:span><text:span text:style-name="T29">файлу буде невизначене.</text:span></text:p>
      <text:p text:style-name="P24"><text:span text:style-name="T27">Значення п</text:span><text:span text:style-name="T32">ол</text:span><text:span text:style-name="T27">я</text:span><text:span text:style-name="T33"> </text:span><text:span text:style-name="Шаблон_3a__20_Ідентифікатор"><text:span text:style-name="T33">aio_reqprio</text:span></text:span><text:span text:style-name="T33"> визначає </text:span><text:span text:style-name="T32">значення зменшення</text:span><text:span text:style-name="T33"> пріоритету запиту, це значення віднімається від базового пріоритету планування. </text:span><text:span text:style-name="T34">Тобто пріоритет запиту можна тільки зменшити. Більший номер пріоритету (менше значення </text:span><text:span text:style-name="Шаблон_3a__20_Ідентифікатор"><text:span text:style-name="T34">aio_reqprio</text:span></text:span><text:span text:style-name="T34">) значить більш високий пріоритет. </text:span><text:span text:style-name="T35">Якщо </text:span><text:span text:style-name="T18">виконання дій, вказаних у </text:span><text:span text:style-name="T35">запит</text:span><text:span text:style-name="T18">ах</text:span><text:span text:style-name="T35"> AIO, до одного </text:span><text:span text:style-name="T31">й</text:span><text:span text:style-name="T35"> того ж файлу заблоковані через н</text:span><text:span text:style-name="T31">е</text:span><text:span text:style-name="T35">стачу ресурсу, тоді</text:span><text:span text:style-name="T18"> черговість виконання дій буде відповідно до</text:span><text:span text:style-name="T35"> пріоритетів, </text:span><text:span text:style-name="T18">вказаних у запитах AIO</text:span><text:span text:style-name="T35">.</text:span><text:span text:style-name="T34"> </text:span><text:span text:style-name="T33">Базовий пріоритет планування – це базовий пріоритет планування процесу або потоку, який викликає запит AIO (залежить від реалізації).</text:span></text:p>
      <text:p text:style-name="P24"><text:span text:style-name="T32">Функція </text:span><text:span text:style-name="Шаблон_3a__20_Ідентифікатор"><text:span text:style-name="T32">sysconf()</text:span></text:span><text:span text:style-name="T32"> з аргументом </text:span><text:span text:style-name="Шаблон_3a__20_Ідентифікатор"><text:span text:style-name="T32">_SC_AIO_PRIO_DELTA_MAX</text:span></text:span><text:span text:style-name="T32"> повертає максимальне дозволене значення зменшення пріоритету запиту </text:span><text:span text:style-name="T36">AIO</text:span><text:span text:style-name="T32">. </text:span><text:span text:style-name="T37">У</text:span><text:span text:style-name="T32"> </text:span><text:span text:style-name="Шаблон_3a__20_Ідентифікатор"><text:span text:style-name="T32">&lt;limits.h&gt;</text:span></text:span><text:span text:style-name="T32"> може бути визначен</text:span><text:span text:style-name="T37">о м</text:span><text:span text:style-name="T32">акрос </text:span><text:span text:style-name="Шаблон_3a__20_Ідентифікатор">AIO_PRIO_DELTA_MAX</text:span><text:span text:style-name="T32">.</text:span></text:p>
      <text:p text:style-name="P7">Якщо <text:span text:style-name="T38">для файлу було вказано прапорець </text:span><text:span text:style-name="Шаблон_3a__20_Ідентифікатор"><text:span text:style-name="T38">O_APPEND</text:span></text:span><text:span text:style-name="T38"> або якщо </text:span><text:span text:style-name="T27">значення </text:span>пол<text:span text:style-name="T27">я</text:span> <text:span text:style-name="Шаблон_3a__20_Ідентифікатор">aio_offset</text:span> ігнорується <text:span text:style-name="T38">для об’єкта ядра, </text:span>тоді черговість виконання <text:span text:style-name="T18">дій, вказаних у</text:span> запит<text:span text:style-name="T18">ах</text:span> AIO, застосованих д<text:span text:style-name="T38">ля цього</text:span> об’єкта, <text:span text:style-name="T35">м</text:span><text:span text:style-name="T38">оже бути довільна. Теоретично </text:span><text:soft-page-break/><text:span text:style-name="T38">такого не має бути, але POSIX таке дозволяє і реалізація має надавати умови, за яких таке може бути (використання багатопроцесорного комп’ютера, врахування пріоритетів у запитах AIO).</text:span></text:p>
      <text:p text:style-name="P8">Якщо синхронізація введення та виведення застосована для дескриптор<text:span text:style-name="T21">а</text:span> відкритого файлу, з яким асоційовано дескриптор файлу <text:span text:style-name="Шаблон_3a__20_Ідентифікатор">aio_fildes</text:span>, тоді виконання <text:span text:style-name="T39">дії, ініційованої в </text:span>запит<text:span text:style-name="T39">і</text:span> AIO, виконується з гарантіями, які визначені в завершенні синхронізованого введення-виведення з гарантією цілісності даних або в завершенні синхронізованого введення-виведення з гарантією цілісності файлу.</text:p>
      <text:p text:style-name="P9">Якщо функці<text:span text:style-name="T39">я</text:span> <text:span text:style-name="Шаблон_3a__20_Ідентифікатор">aio_read()</text:span> <text:span text:style-name="T39">або</text:span> <text:span text:style-name="Шаблон_3a__20_Ідентифікатор">aio_write()</text:span> успішно ініціювал<text:span text:style-name="T39">а</text:span> <text:span text:style-name="T39">дію, ініційовану в </text:span>запит<text:span text:style-name="T39">і</text:span> AIO, тоді вон<text:span text:style-name="T39">а</text:span> поверта<text:span text:style-name="T39">є</text:span> <text:span text:style-name="Шаблон_3a__20_Ідентифікатор">0</text:span>, інакше вон<text:span text:style-name="T39">а</text:span> поверта<text:span text:style-name="T39">є</text:span> <text:span text:style-name="Шаблон_3a__20_Ідентифікатор">-1</text:span>. Якщо номер помилки <text:span text:style-name="Шаблон_3a__20_Ідентифікатор">EAGAIN</text:span>, тоді функцію не вдалось виконати через нестачу ресурсу для створення запиту AIO.</text:p>
      <text:p text:style-name="P10">Функція <text:span text:style-name="Шаблон_3a__20_Ідентифікатор">aio_fsync()</text:span> ініціює <text:span text:style-name="T39">асинхронну </text:span>синхронізаці<text:span text:style-name="T25">ю</text:span> для файлу,<text:span text:style-name="T4"> визначени</text:span>м<text:span text:style-name="T4"> </text:span><text:span text:style-name="T24">вказаним блок</text:span><text:span text:style-name="T26">ом</text:span><text:span text:style-name="T24"> управління, </text:span><text:span text:style-name="T25">також </text:span><text:span text:style-name="T40">для всіх </text:span><text:span text:style-name="T39">дій, ініційованих</text:span><text:span text:style-name="T40"> </text:span><text:span text:style-name="T39">у </text:span><text:span text:style-name="T40">запит</text:span><text:span text:style-name="T39">ах</text:span><text:span text:style-name="T40"> AIO </text:span><text:span text:style-name="T39">для цього файлу</text:span><text:span text:style-name="T40">, які </text:span><text:span text:style-name="T41">є</text:span><text:span text:style-name="T40"> в черзі на момент виклику функції</text:span><text:span text:style-name="T24">.</text:span></text:p>
      <text:p text:style-name="P25"><text:soft-page-break/>#include &lt;aio.h&gt;</text:p>
      <text:p text:style-name="P25"/>
      <text:p text:style-name="P25">int aio_fsync(int op, struct aiocb *aiocb);</text:p>
      <text:p text:style-name="P25"/>
      <text:p text:style-name="P6">В об’єкті, на який вказує аргумент <text:span text:style-name="Шаблон_3a__20_Ідентифікатор">aiocb</text:span>, використовуються <text:span text:style-name="T27">значення </text:span>пол<text:span text:style-name="T27">ів</text:span> <text:span text:style-name="Шаблон_3a__20_Ідентифікатор">aio_fildes</text:span> та <text:span text:style-name="Шаблон_3a__20_Ідентифікатор">aio_sigevent</text:span>, значення інших полів ігноруються. Значення аргументу <text:span text:style-name="Шаблон_3a__20_Ідентифікатор">op</text:span> можуть бути такі: <text:span text:style-name="Шаблон_3a__20_Ідентифікатор">O_DSYNC</text:span> (синхронізація виконується так, як визначено у <text:span text:style-name="Шаблон_3a__20_Ідентифікатор">fdatasync()</text:span>), <text:span text:style-name="Шаблон_3a__20_Ідентифікатор">O_SYNC</text:span> (синхронізація виконується так, як визначено у <text:span text:style-name="Шаблон_3a__20_Ідентифікатор">fsync()</text:span>).</text:p>
      <text:p text:style-name="P9">Якщо функці<text:span text:style-name="T42">я</text:span> <text:span text:style-name="Шаблон_3a__20_Ідентифікатор">aio_</text:span><text:span text:style-name="Шаблон_3a__20_Ідентифікатор"><text:span text:style-name="T42">sync</text:span></text:span><text:span text:style-name="Шаблон_3a__20_Ідентифікатор">()</text:span> успішно ініціювал<text:span text:style-name="T42">а</text:span> <text:span text:style-name="T39">дію, визначеною </text:span>запит<text:span text:style-name="T39">ом</text:span> AIO, тоді вон<text:span text:style-name="T42">а</text:span> поверта<text:span text:style-name="T42">є</text:span> <text:span text:style-name="Шаблон_3a__20_Ідентифікатор">0</text:span>, інакше вон<text:span text:style-name="T42">а</text:span> поверта<text:span text:style-name="T43">є</text:span> <text:span text:style-name="Шаблон_3a__20_Ідентифікатор">-1</text:span>. Якщо номер помилки <text:span text:style-name="Шаблон_3a__20_Ідентифікатор">EAGAIN</text:span>, тоді функцію не вдалос<text:span text:style-name="T44">я</text:span> виконати через нестачу ресурсу для створення запиту AIO.</text:p>
      <text:p text:style-name="P11">Функція <text:span text:style-name="Шаблон_3a__20_Ідентифікатор">lio_listio()</text:span> ініціює <text:span text:style-name="T45">синхронне або асинхронне </text:span>виконання <text:span text:style-name="T39">дій, </text:span><text:span text:style-name="T45">визначених вказаними блоками управління</text:span>.</text:p>
      <text:p text:style-name="P25">#include &lt;aio.h&gt;</text:p>
      <text:p text:style-name="P25"/>
      <text:p text:style-name="P25">int lio_listio(int mode, struct aiocb *restrict const list[restrict],</text:p>
      <text:p text:style-name="P25"><text:s text:c="7"/>int nent, struct sigevent *restrict sigevent);</text:p>
      <text:p text:style-name="P25"/>
      <text:p text:style-name="P11"><text:soft-page-break/>Назва цієї функції позначає «<text:span text:style-name="T46">list directed input/output». Ця функція дає змогу ініціювати </text:span><text:span text:style-name="T47">читання та запис, тому її можна використовувати замість функцій </text:span><text:span text:style-name="Шаблон_3a__20_Ідентифікатор"><text:span text:style-name="T47">aio_read()</text:span></text:span><text:span text:style-name="T47"> та </text:span><text:span text:style-name="Шаблон_3a__20_Ідентифікатор"><text:span text:style-name="T47">aio_write()</text:span></text:span><text:span text:style-name="T47">. </text:span><text:span text:style-name="T48">Але виклик цієї функції не є заміною кільком викликам системних викликів </text:span><text:span text:style-name="Шаблон_3a__20_Ідентифікатор_20_опція"><text:span text:style-name="T48">*</text:span></text:span><text:span text:style-name="Шаблон_3a__20_Ідентифікатор"><text:span text:style-name="T48">read</text:span></text:span><text:span text:style-name="Шаблон_3a__20_Ідентифікатор_20_опція"><text:span text:style-name="T48">*</text:span></text:span><text:span text:style-name="Шаблон_3a__20_Ідентифікатор"><text:span text:style-name="T48">()</text:span></text:span><text:span text:style-name="T48"> та </text:span><text:span text:style-name="Шаблон_3a__20_Ідентифікатор_20_опція"><text:span text:style-name="T48">*</text:span></text:span><text:span text:style-name="Шаблон_3a__20_Ідентифікатор"><text:span text:style-name="T48">write</text:span></text:span><text:span text:style-name="Шаблон_3a__20_Ідентифікатор_20_опція"><text:span text:style-name="T48">*</text:span></text:span><text:span text:style-name="Шаблон_3a__20_Ідентифікатор"><text:span text:style-name="T48">()</text:span></text:span><text:span text:style-name="T48">, вказані запити AIO </text:span><text:span text:style-name="T45">можуть виконуватися в довільному порядку (див. інформацію вище про прапорець </text:span><text:span text:style-name="Шаблон_3a__20_Ідентифікатор"><text:span text:style-name="T45">O_APPEND</text:span></text:span><text:span text:style-name="T45"> та ігнорування поля </text:span><text:span text:style-name="Шаблон_3a__20_Ідентифікатор"><text:span text:style-name="T45">aio_offset</text:span></text:span><text:span text:style-name="T45">).</text:span></text:p>
      <text:p text:style-name="P12">Значення покажчиків на <text:span text:style-name="T27">блоки управління</text:span> вказуються в масиві <text:span text:style-name="Шаблон_3a__20_Ідентифікатор">list</text:span>, кількість <text:span text:style-name="T27">елементів</text:span> вказується в аргументів <text:span text:style-name="Шаблон_3a__20_Ідентифікатор">nent</text:span>. Масив <text:span text:style-name="Шаблон_3a__20_Ідентифікатор">list</text:span> може мати значення null покажчиків, відповідно ці елементи ігноруються.<text:span text:style-name="T49"> </text:span><text:span text:style-name="T27">Значення п</text:span><text:span text:style-name="T49">ол</text:span><text:span text:style-name="T27">я</text:span><text:span text:style-name="T49"> </text:span><text:span text:style-name="Шаблон_3a__20_Ідентифікатор"><text:span text:style-name="T49">aio_lio_opcode</text:span></text:span><text:span text:style-name="T49"> кожного </text:span><text:span text:style-name="T27">блоку управління</text:span><text:span text:style-name="T49"> визначає дію запиту: </text:span><text:span text:style-name="Шаблон_3a__20_Ідентифікатор"><text:span text:style-name="T49">LIO_NOP</text:span></text:span><text:span text:style-name="T49"> вказує ігнорувати цей </text:span><text:span text:style-name="T27">блок управління</text:span><text:span text:style-name="T49">; </text:span><text:span text:style-name="Шаблон_3a__20_Ідентифікатор"><text:span text:style-name="T49">LIO_READ</text:span></text:span><text:span text:style-name="T49"> вказує вико</text:span><text:span text:style-name="T27">ристовувати цей блоку управління</text:span><text:span text:style-name="T49"> так, як би була викликана функція </text:span><text:span text:style-name="Шаблон_3a__20_Ідентифікатор"><text:span text:style-name="T49">aio_read()</text:span></text:span><text:span text:style-name="T49"> для нього </text:span><text:span text:style-name="T50">з </text:span><text:span text:style-name="T51">дотриманням </text:span><text:span text:style-name="T50">усіє</text:span><text:span text:style-name="T51">ї її</text:span><text:span text:style-name="T50"> семантик</text:span><text:span text:style-name="T51">и</text:span><text:span text:style-name="T50">;</text:span><text:span text:style-name="T49"> </text:span><text:span text:style-name="Шаблон_3a__20_Ідентифікатор"><text:span text:style-name="T49">LIO_WRITE</text:span></text:span><text:span text:style-name="T49"> вказує вико</text:span><text:span text:style-name="T27">ристовувати цей блоку управління </text:span><text:span text:style-name="T49">так, як би була викликана функція </text:span><text:span text:style-name="Шаблон_3a__20_Ідентифікатор"><text:span text:style-name="T49">aio_write()</text:span></text:span><text:span text:style-name="T49"> для нього </text:span><text:span text:style-name="T50">з </text:span><text:span text:style-name="T51">дотриманням </text:span><text:span text:style-name="T50">усіє</text:span><text:span text:style-name="T51">ї</text:span><text:span text:style-name="T50"> </text:span><text:span text:style-name="T51">її </text:span><text:span text:style-name="T50">семантик</text:span><text:span text:style-name="T51">и</text:span><text:span text:style-name="T50">.</text:span></text:p>
      <text:p text:style-name="P24"><text:span text:style-name="T48">Аргумент </text:span><text:span text:style-name="Шаблон_3a__20_Ідентифікатор"><text:span text:style-name="T48">mode</text:span></text:span><text:span text:style-name="T48"> має мати одне з двох значень: </text:span><text:span text:style-name="Шаблон_3a__20_Ідентифікатор">LIO_NOWAIT</text:span> <text:span text:style-name="T48">вказує не чекати на завершення </text:span><text:span text:style-name="T45">дій, ініційованих у </text:span><text:span text:style-name="T48">запит</text:span><text:span text:style-name="T45">ах</text:span><text:span text:style-name="T48"> AIO; </text:span><text:span text:style-name="Шаблон_3a__20_Ідентифікатор">LIO_WAIT</text:span> <text:span text:style-name="T48">вказує чекати на завершення виконання всіх </text:span><text:span text:style-name="T45">дій, </text:span><text:span text:style-name="T52">вказаних</text:span><text:span text:style-name="T45"> у</text:span><text:span text:style-name="T48"> запит</text:span><text:span text:style-name="T45">ах</text:span><text:span text:style-name="T48"> AIO, у цьому випадку </text:span><text:soft-page-break/><text:span text:style-name="T48">аргумент </text:span><text:span text:style-name="Шаблон_3a__20_Ідентифікатор"><text:span text:style-name="T48">sigevent</text:span></text:span><text:span text:style-name="T48"> ігнорується, оскільки виконання </text:span><text:span text:style-name="T45">дій</text:span><text:span text:style-name="T48"> буде синхронне. </text:span><text:span text:style-name="T22">Якщо аргумент </text:span><text:span text:style-name="Шаблон_3a__20_Ідентифікатор"><text:span text:style-name="T22">sigevent</text:span></text:span><text:span text:style-name="T22"> не null покажчик, тоді він вказує на об’єкт, який визначає спосіб сповіщення коли всі </text:span><text:span text:style-name="T52">дії, ініційовані в </text:span><text:span text:style-name="T22">запит</text:span><text:span text:style-name="T52">ах</text:span><text:span text:style-name="T22"> AIO, будуть завершені. </text:span><text:span text:style-name="T53">Значення п</text:span><text:span text:style-name="T22">ол</text:span><text:span text:style-name="T53">я</text:span><text:span text:style-name="T22"> </text:span><text:span text:style-name="Шаблон_3a__20_Ідентифікатор"><text:span text:style-name="T22">aio_sigevent</text:span></text:span><text:span text:style-name="T22"> кожного кожного </text:span><text:span text:style-name="T53">блоку управління</text:span><text:span text:style-name="T22"> визначає спосіб сповіщення про завершення виконання запиту. Тобто можна вказувати спосіб сповіщення про виконання всіх вказаних </text:span><text:span text:style-name="T52">дій, ініційованих у </text:span><text:span text:style-name="T22">запит</text:span><text:span text:style-name="T52">ах</text:span><text:span text:style-name="T22"> AIO, та/або спосіб сповіщення про виконання кожно</text:span><text:span text:style-name="T52">ї дії, ініційованої в кожному</text:span><text:span text:style-name="T22"> запиту AIO, індивідуально.</text:span></text:p>
      <text:p text:style-name="P13">Якщо аргумент <text:span text:style-name="Шаблон_3a__20_Ідентифікатор">mode</text:span> має значення <text:span text:style-name="Шаблон_3a__20_Ідентифікатор">LIO_NOWAIT</text:span>, тоді функція <text:span text:style-name="Шаблон_3a__20_Ідентифікатор">lio_listio()</text:span> повертає <text:span text:style-name="Шаблон_3a__20_Ідентифікатор">0</text:span>, якщо вона успішно ініціювала всі <text:span text:style-name="T52">дії, вказані в </text:span>запит<text:span text:style-name="T52">ах</text:span> AIO, інакше вона повертає <text:span text:style-name="Шаблон_3a__20_Ідентифікатор">-1</text:span>. Якщо аргумент <text:span text:style-name="Шаблон_3a__20_Ідентифікатор">mode</text:span> має значення <text:span text:style-name="Шаблон_3a__20_Ідентифікатор">LIO_WAIT</text:span>, тоді функція <text:span text:style-name="Шаблон_3a__20_Ідентифікатор">lio_listio()</text:span> повертає <text:span text:style-name="Шаблон_3a__20_Ідентифікатор">0</text:span>, якщо були успішно виконані всі <text:span text:style-name="T52">дії, </text:span>вказані <text:span text:style-name="T52">в </text:span>запит<text:span text:style-name="T52">ах</text:span> AIO, інакше вона повертає <text:span text:style-name="Шаблон_3a__20_Ідентифікатор">-1</text:span>.</text:p>
      <text:p text:style-name="P9">Деякі номери помилок для <text:span text:style-name="Шаблон_3a__20_Ідентифікатор"><text:span text:style-name="T54">lio_listio()</text:span></text:span><text:span text:style-name="T54"> мають відношення до вказаних запитів AIO. </text:span>Якщо номер помилки <text:span text:style-name="Шаблон_3a__20_Ідентифікатор">EAGAIN</text:span>, тоді<text:span text:style-name="T55"> </text:span><text:span text:style-name="T54">функції </text:span>не <text:span text:style-name="T54">вистачило</text:span> ресурс<text:span text:style-name="T54">ів</text:span> для створення всіх <text:span text:style-name="T56">вказаних </text:span>запитів AIO. Якщо номер помилки <text:span text:style-name="Шаблон_3a__20_Ідентифікатор"><text:span text:style-name="T54">EIO</text:span></text:span><text:span text:style-name="T54">, тоді принаймні одн</text:span><text:span text:style-name="T52">у дії, ініційовану</text:span><text:span text:style-name="T54"> вказани</text:span><text:span text:style-name="T52">м</text:span><text:span text:style-name="T54"> запит</text:span><text:span text:style-name="T52">ом</text:span><text:span text:style-name="T54"> AIO, не було виконано (має сенс якщо </text:span><text:soft-page-break/><text:span text:style-name="T54">аргумент </text:span><text:span text:style-name="Шаблон_3a__20_Ідентифікатор"><text:span text:style-name="T54">mode</text:span></text:span><text:span text:style-name="T54"> має значення </text:span><text:span text:style-name="Шаблон_3a__20_Ідентифікатор"><text:span text:style-name="T54">LIO_NOWAIT</text:span></text:span><text:span text:style-name="T54">). Якщо номер помилки </text:span><text:span text:style-name="Шаблон_3a__20_Ідентифікатор"><text:span text:style-name="T54">EINTR</text:span></text:span><text:span text:style-name="T54">, тоді виконання функції було перервано сигналом, коли вона чекала на завершення виконання всіх </text:span><text:span text:style-name="T52">дій, ініційованих </text:span><text:span text:style-name="T54">запит</text:span><text:span text:style-name="T52">ами</text:span><text:span text:style-name="T54"> AIO (має сенс якщо аргумент </text:span><text:span text:style-name="Шаблон_3a__20_Ідентифікатор"><text:span text:style-name="T54">mode</text:span></text:span><text:span text:style-name="T54"> має значення </text:span><text:span text:style-name="Шаблон_3a__20_Ідентифікатор"><text:span text:style-name="T54">LIO_WAIT</text:span></text:span><text:span text:style-name="T54">), цей сигнал може бути надісланий у результаті </text:span><text:span text:style-name="T52">с</text:span><text:span text:style-name="T54">повіщення завершення одно</text:span><text:span text:style-name="T52">ї</text:span><text:span text:style-name="T54"> із </text:span><text:span text:style-name="T52">дій, ініційованих </text:span><text:span text:style-name="T54">вказани</text:span><text:span text:style-name="T52">ми</text:span><text:span text:style-name="T54"> запит</text:span><text:span text:style-name="T52">ами</text:span><text:span text:style-name="T54"> AIO, водночас інші </text:span><text:span text:style-name="T52">дії, ініційовані </text:span><text:span text:style-name="T54">вказан</text:span><text:span text:style-name="T52">ими</text:span><text:span text:style-name="T54"> запит</text:span><text:span text:style-name="T52">ами</text:span><text:span text:style-name="T54"> AIO, не </text:span><text:span text:style-name="T52">ска</text:span><text:span text:style-name="T57">совуються</text:span><text:span text:style-name="T54">. </text:span><text:span text:style-name="T58">Якщо </text:span><text:span text:style-name="Шаблон_3a__20_Ідентифікатор"><text:span text:style-name="T58">lio_listio()</text:span></text:span><text:span text:style-name="T58"> завершується з помилкою </text:span><text:span text:style-name="Шаблон_3a__20_Ідентифікатор"><text:span text:style-name="T58">EAGAIN</text:span></text:span><text:span text:style-name="T58">, тоді деякі </text:span><text:span text:style-name="T52">дії у вказаних </text:span><text:span text:style-name="T58">запит</text:span><text:span text:style-name="T52">ах</text:span><text:span text:style-name="T58"> AIO могли бути успішно ініційовані, в</text:span><text:span text:style-name="T43">иконання кожно</text:span><text:span text:style-name="T52">ї дії у</text:span><text:span text:style-name="T43"> вказан</text:span><text:span text:style-name="T52">их</text:span><text:span text:style-name="T43"> запит</text:span><text:span text:style-name="T52">ах</text:span><text:span text:style-name="T43"> AIO треба перевіряти індивідуально. </text:span><text:span text:style-name="T58">Якщо </text:span><text:span text:style-name="Шаблон_3a__20_Ідентифікатор"><text:span text:style-name="T58">lio_listio()</text:span></text:span><text:span text:style-name="T58"> завершується з </text:span><text:span text:style-name="T52">помилкою не</text:span><text:span text:style-name="T58"> </text:span><text:span text:style-name="Шаблон_3a__20_Ідентифікатор"><text:span text:style-name="T58">EAGAIN</text:span></text:span><text:span text:style-name="T58">, </text:span><text:span text:style-name="Шаблон_3a__20_Ідентифікатор"><text:span text:style-name="T58">EIO</text:span></text:span><text:span text:style-name="T58"> або </text:span><text:span text:style-name="Шаблон_3a__20_Ідентифікатор"><text:span text:style-name="T58">EINTR</text:span></text:span><text:span text:style-name="T58">, тоді жодно</text:span><text:span text:style-name="T52">ї дії не було ініційовано</text:span><text:span text:style-name="T58">.</text:span></text:p>
      <text:p text:style-name="P24"><text:span text:style-name="T32">Функція </text:span><text:span text:style-name="Шаблон_3a__20_Ідентифікатор"><text:span text:style-name="T32">sysconf()</text:span></text:span><text:span text:style-name="T32"> з аргументом </text:span><text:span text:style-name="Шаблон_3a__20_Ідентифікатор"><text:span text:style-name="T32">_SC_AIO_LISTIO_MAX</text:span></text:span><text:span text:style-name="T32"> повертає максимальне дозволен</text:span><text:span text:style-name="T37">у кількість елементів списку в одному виклику функції </text:span><text:span text:style-name="Шаблон_3a__20_Ідентифікатор"><text:span text:style-name="T37">lio_listio()</text:span></text:span><text:span text:style-name="T37">.</text:span><text:span text:style-name="T32"> </text:span><text:span text:style-name="T37">У</text:span><text:span text:style-name="T32"> </text:span><text:span text:style-name="Шаблон_3a__20_Ідентифікатор"><text:span text:style-name="T32">&lt;limits.h&gt;</text:span></text:span><text:span text:style-name="T32"> може бути визначен</text:span><text:span text:style-name="T37">о м</text:span><text:span text:style-name="T32">акрос </text:span><text:span text:style-name="Шаблон_3a__20_Ідентифікатор"><text:span text:style-name="T32">AIO_LISTIO_MAX</text:span></text:span><text:span text:style-name="T32"> </text:span><text:span text:style-name="T37">та визначено макрос </text:span><text:span text:style-name="Шаблон_3a__20_Ідентифікатор">_POSIX_AIO_LISTIO_MAX</text:span><text:span text:style-name="T37">.</text:span></text:p>
      <text:p text:style-name="P24"><text:span text:style-name="T32">Функція </text:span><text:span text:style-name="Шаблон_3a__20_Ідентифікатор"><text:span text:style-name="T32">sysconf()</text:span></text:span><text:span text:style-name="T32"> з аргументом </text:span><text:span text:style-name="Шаблон_3a__20_Ідентифікатор"><text:span text:style-name="T32">_SC_AIO_MAX</text:span></text:span><text:span text:style-name="T32"> повертає максимальн</text:span><text:span text:style-name="T59">у</text:span><text:span text:style-name="T32"> дозволен</text:span><text:span text:style-name="T37">у кількість </text:span><text:span text:style-name="T60">одночасно виконуваних </text:span><text:span text:style-name="T52">асинхронних дій</text:span><text:span text:style-name="T60"> </text:span><text:span text:style-name="T59">(реалізація можуть мати власне розуміння щодо того, що є одночасн</text:span><text:span text:style-name="T52">е</text:span><text:span text:style-name="T59"> виконання </text:span><text:span text:style-name="T52">асинхронних дій</text:span><text:span text:style-name="T59">)</text:span><text:span text:style-name="T37">.</text:span><text:span text:style-name="T32"> </text:span><text:span text:style-name="T37">У</text:span><text:span text:style-name="T32"> </text:span><text:span text:style-name="Шаблон_3a__20_Ідентифікатор"><text:span text:style-name="T32">&lt;limits.h&gt;</text:span></text:span><text:span text:style-name="T32"> може бути визначен</text:span><text:span text:style-name="T37">о м</text:span><text:span text:style-name="T32">акрос </text:span><text:span text:style-name="Шаблон_3a__20_Ідентифікатор"><text:span text:style-name="T32">AIO_MAX</text:span></text:span><text:span text:style-name="T32"> </text:span><text:span text:style-name="T37">та визначено макрос </text:span><text:span text:style-name="Шаблон_3a__20_Ідентифікатор">_POSIX_AIO_MAX</text:span><text:span text:style-name="T37">.</text:span></text:p>
      <text:p text:style-name="P14"><text:soft-page-break/>Функція <text:span text:style-name="Шаблон_3a__20_Ідентифікатор">aio_cancel()</text:span> пробує <text:span text:style-name="T61">скасувати</text:span> одн<text:span text:style-name="T52">у асинхронну дію, визначену вказаним блоком управління,</text:span><text:span text:style-name="T62"> </text:span>або кілька <text:span text:style-name="T52">асинхронних дій</text:span>, <text:span text:style-name="T62">які були ініційовані</text:span> для вказаного номера дескриптора файлу.</text:p>
      <text:p text:style-name="P25">#include &lt;aio.h&gt;</text:p>
      <text:p text:style-name="P25"/>
      <text:p text:style-name="P25">int aio_cancel(int fd, struct aiocb *aiocb);</text:p>
      <text:p text:style-name="P25"/>
      <text:p text:style-name="P15">Якщо аргумент <text:span text:style-name="Шаблон_3a__20_Ідентифікатор">aiocb</text:span> null покажчик, тоді <text:span text:style-name="T61">скасовуються</text:span> всі <text:span text:style-name="T52">асинхронні дії, ініційовані </text:span>для номера дескриптора файлу, <text:span text:style-name="T52">який вказується в запиті AIO</text:span>. Якщо аргумент <text:span text:style-name="Шаблон_3a__20_Ідентифікатор">aiocb</text:span> не null покажчик і якщо аргумент <text:span text:style-name="Шаблон_3a__20_Ідентифікатор">fd</text:span> не дорівнюється значенню поля <text:span text:style-name="Шаблон_3a__20_Ідентифікатор">aio_fildes</text:span> вказаного блока управління, тоді результат не специфіковано. Реалізація визначає які <text:span text:style-name="T52">асинхронні дії</text:span> можна <text:span text:style-name="T61">скасувати</text:span> (насправді, якщо реалізація <text:span text:style-name="T63">дає змогу</text:span> <text:span text:style-name="T61">скасувати</text:span> певн<text:span text:style-name="T52">у асинхронну дію</text:span>, то це не значить, що <text:span text:style-name="T52">її</text:span> завжди можна <text:span text:style-name="T61">скасувати</text:span>, навіть якщо в<text:span text:style-name="T52">она</text:span> ще не виконується, оскільки в<text:span text:style-name="T52">о</text:span>н<text:span text:style-name="T52">а</text:span> <text:span text:style-name="T52">в</text:span>же може бути запланован<text:span text:style-name="T52">а</text:span> на виконання в деякому драйвері). Якщо були <text:span text:style-name="T61">скасовані</text:span> якісь <text:span text:style-name="T52">асинхронні дії</text:span>, тоді для них виконується <text:span text:style-name="T52">с</text:span>повіщення, яке було визначено в їхніх блоках управління.</text:p>
      <text:p text:style-name="P16"><text:soft-page-break/>Функція <text:span text:style-name="Шаблон_3a__20_Ідентифікатор">aio_cancel()</text:span> повертає такі значення: <text:span text:style-name="Шаблон_3a__20_Ідентифікатор">AIO_CANCELED</text:span> якщо всі <text:span text:style-name="T64">асинхронні дії</text:span> були скасовані; <text:span text:style-name="Шаблон_3a__20_Ідентифікатор">AIO_NOTCANCELED</text:span> якщо принаймні одн<text:span text:style-name="T64">а асинхронна дія </text:span>не бу<text:span text:style-name="T64">ла</text:span> скасован<text:span text:style-name="T64">а</text:span>; <text:span text:style-name="Шаблон_3a__20_Ідентифікатор">AIO_ALLDONE</text:span> якщо всі <text:span text:style-name="T64">асинхронні дії</text:span> <text:span text:style-name="T65">в</text:span>же виконані (тобто <text:span text:style-name="T66">вони</text:span> <text:span text:style-name="T66">вже </text:span>не мо<text:span text:style-name="T66">жуть бути</text:span> скас<text:span text:style-name="T64">о</text:span>ва<text:span text:style-name="T66">ні</text:span>); <text:span text:style-name="Шаблон_3a__20_Ідентифікатор">-1</text:span> <text:span text:style-name="T67">якщо її виконання завершилося з помилкою</text:span>.</text:p>
      <text:p text:style-name="P17">Функція <text:span text:style-name="Шаблон_3a__20_Ідентифікатор">aio_suspend()</text:span> чекає на завершення <text:span text:style-name="T27">виконання принаймні </text:span>одно<text:span text:style-name="T68">ї</text:span> із <text:span text:style-name="T68">дій, визначених вказаними блоками управління</text:span><text:span text:style-name="T27">.</text:span></text:p>
      <text:p text:style-name="P25">#include &lt;aio.h&gt;</text:p>
      <text:p text:style-name="P25"/>
      <text:p text:style-name="P25">int aio_suspend(const struct aiocb *const list[], int nent,</text:p>
      <text:p text:style-name="P25"><text:s text:c="8"/>const struct timespec *timeout);</text:p>
      <text:p text:style-name="P25"/>
      <text:p text:style-name="P18"><text:span text:style-name="T27">Значення покажчиків на </text:span><text:span text:style-name="T69">блоки управління</text:span><text:span text:style-name="T27"> вказуються в масиві </text:span><text:span text:style-name="Шаблон_3a__20_Ідентифікатор"><text:span text:style-name="T27">list</text:span></text:span><text:span text:style-name="T27">, кількість </text:span><text:span text:style-name="T69">елементів</text:span><text:span text:style-name="T27"> вказується в аргументі </text:span><text:span text:style-name="Шаблон_3a__20_Ідентифікатор"><text:span text:style-name="T27">nent</text:span></text:span><text:span text:style-name="T27">. Масив </text:span><text:span text:style-name="Шаблон_3a__20_Ідентифікатор"><text:span text:style-name="T27">list</text:span></text:span><text:span text:style-name="T27"> може мати значення null покажчиків, відповідно ці елементи ігноруються. Якщо в масиві </text:span><text:span text:style-name="Шаблон_3a__20_Ідентифікатор"><text:span text:style-name="T27">list</text:span></text:span><text:span text:style-name="T27"> є покажчики на </text:span><text:span text:style-name="T69">блок управління, який не був використаний для ініціювання запиту AIO, тоді ефект невизначений. </text:span><text:span text:style-name="T27">Якщо аргумент </text:span><text:span text:style-name="Шаблон_3a__20_Ідентифікатор"><text:span text:style-name="T27">timeout</text:span></text:span><text:span text:style-name="T27"> не null покажчик, тоді він вказує на об’єкт, який визначає максимальний час очікування.</text:span></text:p>
      <text:p text:style-name="P24"><text:soft-page-break/><text:span text:style-name="T69">Функція </text:span><text:span text:style-name="Шаблон_3a__20_Ідентифікатор"><text:span text:style-name="T69">aio_suspend()</text:span></text:span><text:span text:style-name="T69"> повертає </text:span><text:span text:style-name="Шаблон_3a__20_Ідентифікатор"><text:span text:style-name="T69">0</text:span></text:span><text:span text:style-name="T69">, якщо принаймні одн</text:span><text:span text:style-name="T68">а </text:span><text:span text:style-name="T69">із</text:span><text:span text:style-name="T68"> дій, визначених вказаним блоком управління,</text:span><text:span text:style-name="T69"> бу</text:span><text:span text:style-name="T68">ла</text:span><text:span text:style-name="T69"> завершен</text:span><text:span text:style-name="T68">а</text:span><text:span text:style-name="T69">, інакше вона повертає </text:span><text:span text:style-name="Шаблон_3a__20_Ідентифікатор"><text:span text:style-name="T69">-1</text:span></text:span><text:span text:style-name="T69">. Якщо номер помилки </text:span><text:span text:style-name="Шаблон_3a__20_Ідентифікатор"><text:span text:style-name="T69">EAGAIN</text:span></text:span><text:span text:style-name="T69">, тоді жодн</text:span><text:span text:style-name="T68">а</text:span><text:span text:style-name="T69"> із </text:span><text:span text:style-name="T68">дій, визначених </text:span><text:span text:style-name="T69">вказани</text:span><text:span text:style-name="T68">ми</text:span><text:span text:style-name="T69"> </text:span><text:span text:style-name="T68">блоками управління,</text:span><text:span text:style-name="T69"> не бу</text:span><text:span text:style-name="T68">ла</text:span><text:span text:style-name="T69"> завершен</text:span><text:span text:style-name="T68">а</text:span><text:span text:style-name="T69"> (має сенс якщо аргумент </text:span><text:span text:style-name="Шаблон_3a__20_Ідентифікатор"><text:span text:style-name="T69">timeout</text:span></text:span><text:span text:style-name="T69"> null покажчик). Якщо номер помилки </text:span><text:span text:style-name="Шаблон_3a__20_Ідентифікатор"><text:span text:style-name="T69">EINTR</text:span></text:span><text:span text:style-name="T69">, тоді</text:span><text:span text:style-name="T54"> виконання функції було перервано сигналом, коли вона чекала на завершення виконання </text:span><text:span text:style-name="T69">принаймні одн</text:span><text:span text:style-name="T68">ієї</text:span><text:span text:style-name="T69"> із </text:span><text:span text:style-name="T68">дій, визначених вказаними блоками управління</text:span><text:span text:style-name="T54">, цей сигнал може бути надісланий у результаті </text:span><text:span text:style-name="T52">с</text:span><text:span text:style-name="T54">повіщення завершення одн</text:span><text:span text:style-name="T68">ієї</text:span><text:span text:style-name="T54"> із </text:span><text:span text:style-name="T68">дій, визначених </text:span><text:span text:style-name="T54">вказани</text:span><text:span text:style-name="T68">ми блоками управління</text:span><text:span text:style-name="T54">.</text:span></text:p>
      <text:p text:style-name="P24"><text:span text:style-name="T26">Функція </text:span><text:span text:style-name="Шаблон_3a__20_Ідентифікатор"><text:span text:style-name="T26">aio_error()</text:span></text:span><text:span text:style-name="T26"> повертає статус виконання </text:span><text:span text:style-name="T68">асинхронної дії, ініційованої вказаним блоком управління</text:span><text:span text:style-name="T26">. Функція </text:span><text:span text:style-name="Шаблон_3a__20_Ідентифікатор"><text:span text:style-name="T26">aio_return()</text:span></text:span><text:span text:style-name="T26"> повертає статус виконання завершено</text:span><text:span text:style-name="T68">ї асинхронної дії</text:span><text:span text:style-name="T26">, </text:span><text:span text:style-name="T68">ініційованої</text:span><text:span text:style-name="T26"> </text:span><text:span text:style-name="T68">вказаним </text:span><text:span text:style-name="T26">блоком управління.</text:span></text:p>
      <text:p text:style-name="P25">#include &lt;aio.h&gt;</text:p>
      <text:p text:style-name="P25"/>
      <text:p text:style-name="P25">int aio_error(const struct aiocb *aiocb);</text:p>
      <text:p text:style-name="P25">ssize_t aio_return(struct aiocb *aiocb);</text:p>
      <text:p text:style-name="P25"/>
      <text:p text:style-name="P19">Функція <text:span text:style-name="Шаблон_3a__20_Ідентифікатор">aio_error()</text:span> повертає такі значення: <text:span text:style-name="Шаблон_3a__20_Ідентифікатор">0</text:span> якщо <text:span text:style-name="T68">асинхронну дію</text:span> бул<text:span text:style-name="T68">о</text:span> успішно завершено; <text:span text:style-name="Шаблон_3a__20_Ідентифікатор">EINPROGRESS</text:span> якщо виконання <text:span text:style-name="T68">асинхронної дії</text:span> ще не завершено; <text:span text:style-name="Шаблон_3a__20_Ідентифікатор">ECANCELED</text:span> <text:soft-page-break/><text:span text:style-name="T65">якщо виконання </text:span><text:span text:style-name="T68">асинхронної дії</text:span><text:span text:style-name="T65"> було скасовано; </text:span><text:span text:style-name="T70">більше </text:span><text:span text:style-name="T71">ніж</text:span><text:span text:style-name="T70"> </text:span><text:span text:style-name="Шаблон_3a__20_Ідентифікатор"><text:span text:style-name="T67">0</text:span></text:span><text:span text:style-name="T67"> якщо виконання </text:span><text:span text:style-name="T68">асинхронної дії</text:span><text:span text:style-name="T67"> було завершено з помилкою, повертається відповідний номер помилки (помилк</text:span><text:span text:style-name="T65">и</text:span><text:span text:style-name="T67"> </text:span><text:span text:style-name="Шаблон_3a__20_Ідентифікатор">EINPROGRESS</text:span> <text:span text:style-name="T65">та </text:span><text:span text:style-name="Шаблон_3a__20_Ідентифікатор">ECANCELED</text:span><text:span text:style-name="T65"> </text:span><text:span text:style-name="T67">не мож</text:span><text:span text:style-name="T65">уть</text:span><text:span text:style-name="T67"> повертатися як помилк</text:span><text:span text:style-name="T65">и</text:span><text:span text:style-name="T67"> виконання </text:span><text:span text:style-name="T68">дії</text:span><text:span text:style-name="T67">); </text:span><text:span text:style-name="Шаблон_3a__20_Ідентифікатор"><text:span text:style-name="T67">-1</text:span></text:span><text:span text:style-name="T67"> якщо її виконання завершилося з помилкою. Якщо аргумент </text:span><text:span text:style-name="Шаблон_3a__20_Ідентифікатор"><text:span text:style-name="T67">aiocb</text:span></text:span><text:span text:style-name="T67"> вказує на блок управління, який </text:span><text:span text:style-name="T72">не </text:span><text:span text:style-name="T67">був застосований для </text:span><text:span text:style-name="T65">ініціювання </text:span><text:span text:style-name="T68">асинхронної дії</text:span><text:span text:style-name="T67">, тоді результат виконання функції </text:span><text:span text:style-name="Шаблон_3a__20_Ідентифікатор"><text:span text:style-name="T67">aio_error()</text:span></text:span><text:span text:style-name="T67"> не визначений.</text:span><text:span text:style-name="T72"> </text:span></text:p>
      <text:p text:style-name="P20">Функція <text:span text:style-name="Шаблон_3a__20_Ідентифікатор">aio_return()</text:span> повертає значення, яке позначає <text:span text:style-name="T73">статус</text:span> виконання <text:span text:style-name="T68">асинхронної дії</text:span>, або <text:span text:style-name="Шаблон_3a__20_Ідентифікатор">-1</text:span> у разі помилки під час свого виконання. Якщо функція <text:span text:style-name="Шаблон_3a__20_Ідентифікатор">aio_error()</text:span> для <text:span text:style-name="T65">блок</text:span><text:span text:style-name="T68">у</text:span><text:span text:style-name="T65"> управління</text:span> повернула статус виконання <text:span text:style-name="Шаблон_3a__20_Ідентифікатор"><text:span text:style-name="T74">EINPROGRESS</text:span></text:span><text:span text:style-name="T74">, </text:span>тоді результат, <text:span text:style-name="T75">який</text:span><text:span text:style-name="T70"> повертає</text:span> функці<text:span text:style-name="T73">я</text:span> <text:span text:style-name="Шаблон_3a__20_Ідентифікатор">aio_return()</text:span> <text:span text:style-name="T65">для цього ж блоку управління,</text:span> не визначено. <text:span text:style-name="T65">Якщо функція </text:span><text:span text:style-name="Шаблон_3a__20_Ідентифікатор"><text:span text:style-name="T65">aio_error()</text:span></text:span><text:span text:style-name="T65"> для блок</text:span><text:span text:style-name="T68">у</text:span><text:span text:style-name="T65"> управління повернула статус виконання </text:span><text:span text:style-name="Шаблон_3a__20_Ідентифікатор"><text:span text:style-name="T74">ECANCELED</text:span></text:span><text:span text:style-name="T74">, </text:span><text:span text:style-name="T65">тоді функція </text:span><text:span text:style-name="Шаблон_3a__20_Ідентифікатор"><text:span text:style-name="T65">aio_return()</text:span></text:span><text:span text:style-name="T65"> повертає для цього ж блок</text:span><text:span text:style-name="T68">у</text:span><text:span text:style-name="T65"> управління </text:span><text:span text:style-name="Шаблон_3a__20_Ідентифікатор"><text:span text:style-name="T65">-1</text:span></text:span><text:span text:style-name="T65">. </text:span><text:span text:style-name="T72">Якщо функція </text:span><text:span text:style-name="Шаблон_3a__20_Ідентифікатор"><text:span text:style-name="T72">aio_error()</text:span></text:span><text:span text:style-name="T72"> для блоку управління повернула статус виконання, який позначає помилку, тоді функція </text:span><text:span text:style-name="Шаблон_3a__20_Ідентифікатор"><text:span text:style-name="T72">aio_return()</text:span></text:span><text:span text:style-name="T72"> повертає для цього ж блоку управління </text:span><text:span text:style-name="Шаблон_3a__20_Ідентифікатор"><text:span text:style-name="T72">-1</text:span></text:span><text:span text:style-name="T72">.</text:span><text:span text:style-name="T65"> </text:span>Функцію <text:span text:style-name="Шаблон_3a__20_Ідентифікатор">aio_return()</text:span> можна викликати тільки один раз для одного <text:span text:style-name="T65">блок</text:span><text:span text:style-name="T76">у</text:span><text:span text:style-name="T65"> управління</text:span> і тільки тоді, коли відомо про <text:span text:style-name="T77">завершення виконання </text:span><text:span text:style-name="T68">асинхронної дії, визначеної цим блоком управління</text:span>. Після цього цей блок <text:soft-page-break/>управління можна використовувати повторно для <text:span text:style-name="T65">ініціювання </text:span>ново<text:span text:style-name="T68">ї асинхронної дії</text:span>.</text:p>
      <text:p text:style-name="P21">Якщо <text:span text:style-name="T68">асинхронну дію</text:span> не було виконано через помилку, тоді номер помилки такий самий, який визначений у номерах помилок у <text:span text:style-name="Шаблон_3a__20_Ідентифікатор">pread()</text:span> або <text:span text:style-name="Шаблон_3a__20_Ідентифікатор">read()</text:span> для <text:span text:style-name="Шаблон_3a__20_Ідентифікатор">aio_read()</text:span>, <text:span text:style-name="Шаблон_3a__20_Ідентифікатор">pwrite()</text:span> або <text:span text:style-name="Шаблон_3a__20_Ідентифікатор">write()</text:span> для <text:span text:style-name="Шаблон_3a__20_Ідентифікатор">aio_write()</text:span> та <text:span text:style-name="Шаблон_3a__20_Ідентифікатор">fdatasync()</text:span> або <text:span text:style-name="Шаблон_3a__20_Ідентифікатор">fsync()</text:span> для <text:span text:style-name="Шаблон_3a__20_Ідентифікатор">aio_fsync()</text:span>.</text:p>
      <text:p text:style-name="P19"><text:span text:style-name="T72">Функція </text:span><text:span text:style-name="Шаблон_3a__20_Ідентифікатор"><text:span text:style-name="T72">aio_error()</text:span></text:span><text:span text:style-name="T72"> завершується з помилкою </text:span><text:span text:style-name="Шаблон_3a__20_Ідентифікатор"><text:span text:style-name="T72">EINVAL</text:span></text:span><text:span text:style-name="T72">, якщо для завершено</text:span><text:span text:style-name="T68">ї асинхронної</text:span><text:span text:style-name="T72"> запиту AIO вже було викликано функцію </text:span><text:span text:style-name="Шаблон_3a__20_Ідентифікатор"><text:span text:style-name="T72">aio_return()</text:span></text:span><text:span text:style-name="T72">. Також виконання запиту AIO може завершитися з помилкою </text:span><text:span text:style-name="Шаблон_3a__20_Ідентифікатор"><text:span text:style-name="T72">EINVAL</text:span></text:span><text:span text:style-name="T72">. Тобто неможливо відрізнити до чого має відношення ця помилка, хоча викликати функцію </text:span><text:span text:style-name="Шаблон_3a__20_Ідентифікатор"><text:span text:style-name="T72">aio_error()</text:span></text:span><text:span text:style-name="T72"> для завершеного запиту AIO, для якого була викликана функція </text:span><text:span text:style-name="Шаблон_3a__20_Ідентифікатор"><text:span text:style-name="T72">aio_return()</text:span></text:span><text:span text:style-name="T72"> є логічною помилкою в програмі.</text:span></text:p>
      <text:p text:style-name="P22">Наявність двох функцій <text:span text:style-name="Шаблон_3a__20_Ідентифікатор">aio_error()</text:span> та <text:span text:style-name="Шаблон_3a__20_Ідентифікатор">aio_return()</text:span> <text:span text:style-name="T72">в API </text:span>є надлишковим. Таку саму семантику можна реалізувати однією функцією, <text:span text:style-name="T72">яка буде встановлювати значення двох додаткових полів у блоці управління.</text:span></text:p>
      <text:p text:style-name="P23">Використання кваліфікатора <text:span text:style-name="Шаблон_3a__20_Ідентифікатор">volatile</text:span> для поля <text:span text:style-name="Шаблон_3a__20_Ідентифікатор">aio_buf</text:span> <text:span text:style-name="T78">у </text:span><text:span text:style-name="Шаблон_3a__20_Ідентифікатор"><text:span text:style-name="T78">struct aiocb</text:span></text:span><text:span text:style-name="T78"> </text:span>не має сенсу. Відповідно до стандарту POSIX програма користувача не має якось особливо <text:soft-page-break/>працювати <text:span text:style-name="T78">і</text:span>з <text:span text:style-name="T78">вмістом </text:span>буфер<text:span text:style-name="T78">а</text:span>, який залучений у блоці управління. Зрозуміло, що це має сенс тільки для функції <text:span text:style-name="Шаблон_3a__20_Ідентифікатор">aio_read()</text:span>, <text:span text:style-name="T78">виконання </text:span>як<text:span text:style-name="T78">ої</text:span> призводить до модифікації <text:span text:style-name="T78">вмісту буфера</text:span>. Якщо покажчик на цей буфер був переданий у функцію <text:span text:style-name="Шаблон_3a__20_Ідентифікатор">aio_read()</text:span> через значення поля блоку управління, тоді компілятор не може використовувати кешований вміст цього буфера після виклику будь-якої функції, реалізацію якої він не бачить, оскільки невідомо чи ця функція змінює <text:span text:style-name="T78">вміст</text:span> буфер<text:span text:style-name="T78">а</text:span>. Навіть якщо <text:span text:style-name="Шаблон_3a__20_Ідентифікатор">aio_error()</text:span> та/або <text:span text:style-name="Шаблон_3a__20_Ідентифікатор">aio_return()</text:span> реалізовані як inline функції (я<text:span text:style-name="T13">кщо функції асинхронного введення-виведення POSIX реалізовано в режимі користувача</text:span>), тоді в реалізації цих функцій мають бути залучені механізми синхронізації, які також будуть мати бар’єр компілятора. Якщо в реалізації функції <text:span text:style-name="Шаблон_3a__20_Ідентифікатор">aio_return()</text:span> не використовується механізм синхронізації і ця функція викликається в іншому потоці, ніж <text:span text:style-name="T1">у</text:span><text:span text:style-name="T78"> потоці, в якому </text:span>була викликана функція <text:span text:style-name="Шаблон_3a__20_Ідентифікатор">aio_error()</text:span> для того самого блоку управління, тоді там буде працювати механізм транзитивності в моделі пам’яті <text:span text:style-name="T79">(потік має повідомити інший потік про результат виконання функції </text:span><text:span text:style-name="Шаблон_3a__20_Ідентифікатор"><text:span text:style-name="T79">aio_error()</text:span></text:span><text:span text:style-name="T79">)</text:span>.</text:p>
      <text:p text:style-name="P32">Системи можуть реалізовувати нестандартні функції асинхронного введення-виведення, які можна використовувати разом із запитами AIO, визначених <text:span text:style-name="T1">у</text:span> <text:soft-page-break/>POSIX. Ці нестандартні функції принципово нічого не змінюють <text:span text:style-name="T1">у</text:span> семантиці станда<text:span text:style-name="T2">р</text:span>тних запитів AIO.</text:p>
      <text:p text:style-name="P33">Приклад. Програма відправляє на вказану адресу та номер порту вміст вказаного файлу, змінюючи маленькі літери на великі літери використовуючи TCP.</text:p>
      <text:p text:style-name="Шаблон_3a__20_Текст_20_програми">#include &lt;sys/socket.h&gt;</text:p>
      <text:p text:style-name="Шаблон_3a__20_Текст_20_програми">#include &lt;sys/stat.h&gt;</text:p>
      <text:p text:style-name="Шаблон_3a__20_Текст_20_програми">#include &lt;aio.h&gt;</text:p>
      <text:p text:style-name="Шаблон_3a__20_Текст_20_програми">#include &lt;ctype.h&gt;</text:p>
      <text:p text:style-name="Шаблон_3a__20_Текст_20_програми">#include &lt;errno.h&gt;</text:p>
      <text:p text:style-name="Шаблон_3a__20_Текст_20_програми">#include &lt;fcntl.h&gt;</text:p>
      <text:p text:style-name="Шаблон_3a__20_Текст_20_програми">#include &lt;netdb.h&gt;</text:p>
      <text:p text:style-name="Шаблон_3a__20_Текст_20_програми">#include &lt;stdbool.h&gt;</text:p>
      <text:p text:style-name="Шаблон_3a__20_Текст_20_програми">#include &lt;stddef.h&gt;</text:p>
      <text:p text:style-name="Шаблон_3a__20_Текст_20_програми">#include &lt;stdio.h&gt;</text:p>
      <text:p text:style-name="Шаблон_3a__20_Текст_20_програми">#include &lt;unistd.h&gt;</text:p>
      <text:p text:style-name="Шаблон_3a__20_Текст_20_програми"/>
      <text:p text:style-name="Шаблон_3a__20_Текст_20_програми">#define BUFSZ 100</text:p>
      <text:p text:style-name="Шаблон_3a__20_Текст_20_програми"/>
      <text:p text:style-name="Шаблон_3a__20_Текст_20_програми">struct request {</text:p>
      <text:p text:style-name="Шаблон_3a__20_Текст_20_програми"><text:s text:c="4"/>char buf[BUFSZ];</text:p>
      <text:p text:style-name="Шаблон_3a__20_Текст_20_програми"><text:s text:c="4"/>struct aiocb aiocb;</text:p>
      <text:p text:style-name="Шаблон_3a__20_Текст_20_програми">};</text:p>
      <text:p text:style-name="Шаблон_3a__20_Текст_20_програми"><text:soft-page-break/>static void</text:p>
      <text:p text:style-name="Шаблон_3a__20_Текст_20_програми">transform(char *buf, size_t n)</text:p>
      <text:p text:style-name="Шаблон_3a__20_Текст_20_програми">{</text:p>
      <text:p text:style-name="Шаблон_3a__20_Текст_20_програми"><text:s text:c="4"/>for (size_t i = 0; i &lt; n; ++i)</text:p>
      <text:p text:style-name="Шаблон_3a__20_Текст_20_програми"><text:s text:c="8"/>buf[i] = (char)toupper(buf[i]);</text:p>
      <text:p text:style-name="Шаблон_3a__20_Текст_20_програми">}</text:p>
      <text:p text:style-name="Шаблон_3a__20_Текст_20_програми"/>
      <text:p text:style-name="Шаблон_3a__20_Текст_20_програми">int</text:p>
      <text:p text:style-name="Шаблон_3a__20_Текст_20_програми">main(int argc, char *argv[])</text:p>
      <text:p text:style-name="Шаблон_3a__20_Текст_20_програми">{</text:p>
      <text:p text:style-name="Шаблон_3a__20_Текст_20_програми"><text:s text:c="4"/>struct request requests[2];</text:p>
      <text:p text:style-name="Шаблон_3a__20_Текст_20_програми"><text:s text:c="4"/>struct stat statbuf;</text:p>
      <text:p text:style-name="Шаблон_3a__20_Текст_20_програми"><text:s text:c="4"/>const char *pathname = NULL;</text:p>
      <text:p text:style-name="Шаблон_3a__20_Текст_20_програми"><text:s text:c="4"/>const char *nodename, *servname;</text:p>
      <text:p text:style-name="Шаблон_3a__20_Текст_20_програми"><text:s text:c="4"/>const struct aiocb *aiocb_list[2];</text:p>
      <text:p text:style-name="Шаблон_3a__20_Текст_20_програми"><text:s text:c="4"/>struct addrinfo ai_hints = { 0 };</text:p>
      <text:p text:style-name="Шаблон_3a__20_Текст_20_програми"><text:s text:c="4"/>struct addrinfo *ai, *ai_result;</text:p>
      <text:p text:style-name="Шаблон_3a__20_Текст_20_програми"><text:s text:c="4"/>void *buf;</text:p>
      <text:p text:style-name="Шаблон_3a__20_Текст_20_програми"><text:s text:c="4"/>ssize_t nbytes;</text:p>
      <text:p text:style-name="Шаблон_3a__20_Текст_20_програми"><text:s text:c="4"/>off_t offset;</text:p>
      <text:p text:style-name="Шаблон_3a__20_Текст_20_програми"><text:s text:c="4"/>int filefd, sockfd, opt, rv, error;</text:p>
      <text:p text:style-name="Шаблон_3a__20_Текст_20_програми"><text:s text:c="4"/>bool readpending_flag, writepending_flag, last_flag;</text:p>
      <text:p text:style-name="Шаблон_3a__20_Текст_20_програми"/>
      <text:p text:style-name="Шаблон_3a__20_Текст_20_програми"><text:s text:c="4"/>opterr = 0;</text:p>
      <text:p text:style-name="Шаблон_3a__20_Текст_20_програми"><text:s text:c="4"/>while ((opt = getopt(argc, argv, "f:")) != -1) {</text:p>
      <text:p text:style-name="Шаблон_3a__20_Текст_20_програми"><text:s text:c="8"/>switch (opt) {</text:p>
      <text:p text:style-name="Шаблон_3a__20_Текст_20_програми"><text:s text:c="8"/>case 'f':</text:p>
      <text:p text:style-name="Шаблон_3a__20_Текст_20_програми"><text:s text:c="12"/>pathname = optarg;</text:p>
      <text:p text:style-name="Шаблон_3a__20_Текст_20_програми"><text:soft-page-break/><text:s text:c="12"/>break;</text:p>
      <text:p text:style-name="Шаблон_3a__20_Текст_20_програми"><text:s text:c="8"/>default:</text:p>
      <text:p text:style-name="Шаблон_3a__20_Текст_20_програми"><text:s text:c="12"/>exit_errx("wrong option -%c", optopt);</text:p>
      <text:p text:style-name="Шаблон_3a__20_Текст_20_програми"><text:s text:c="8"/>}</text:p>
      <text:p text:style-name="Шаблон_3a__20_Текст_20_програми"><text:s text:c="4"/>}</text:p>
      <text:p text:style-name="Шаблон_3a__20_Текст_20_програми"><text:s text:c="4"/>if (pathname == NULL)</text:p>
      <text:p text:style-name="Шаблон_3a__20_Текст_20_програми"><text:s text:c="8"/>exit_errx("specify the -f option");</text:p>
      <text:p text:style-name="Шаблон_3a__20_Текст_20_програми"><text:s text:c="4"/>if (optind != argc - 2)</text:p>
      <text:p text:style-name="Шаблон_3a__20_Текст_20_програми"><text:s text:c="8"/>exit_errx("wrong number of command line arguments");</text:p>
      <text:p text:style-name="Шаблон_3a__20_Текст_20_програми"><text:s text:c="4"/>nodename = argv[optind];</text:p>
      <text:p text:style-name="Шаблон_3a__20_Текст_20_програми"><text:s text:c="4"/>servname = argv[optind + 1];</text:p>
      <text:p text:style-name="Шаблон_3a__20_Текст_20_програми"/>
      <text:p text:style-name="Шаблон_3a__20_Текст_20_програми"><text:s text:c="4"/>ai_hints.ai_family = AF_UNSPEC;</text:p>
      <text:p text:style-name="Шаблон_3a__20_Текст_20_програми"><text:s text:c="4"/>ai_hints.ai_socktype = SOCK_STREAM;</text:p>
      <text:p text:style-name="Шаблон_3a__20_Текст_20_програми"><text:s text:c="4"/>ai_hints.ai_protocol = IPPROTO_TCP;</text:p>
      <text:p text:style-name="Шаблон_3a__20_Текст_20_програми"><text:s text:c="4"/>rv = getaddrinfo(nodename, servname, &amp;ai_hints, &amp;ai_result);</text:p>
      <text:p text:style-name="Шаблон_3a__20_Текст_20_програми"><text:s text:c="4"/>if (rv != 0) {</text:p>
      <text:p text:style-name="Шаблон_3a__20_Текст_20_програми"><text:s text:c="8"/>if (rv == EAI_SYSTEM)</text:p>
      <text:p text:style-name="Шаблон_3a__20_Текст_20_програми"><text:s text:c="12"/>exit_err("getaddrinfo(): %s", gai_strerror(rv));</text:p>
      <text:p text:style-name="Шаблон_3a__20_Текст_20_програми"><text:s text:c="8"/>exit_errx("getaddrinfo(): %s", gai_strerror(rv));</text:p>
      <text:p text:style-name="Шаблон_3a__20_Текст_20_програми"><text:s text:c="4"/>}</text:p>
      <text:p text:style-name="Шаблон_3a__20_Текст_20_програми"/>
      <text:p text:style-name="Шаблон_3a__20_Текст_20_програми"><text:s text:c="4"/>for (ai = ai_result; ai != NULL; ai = ai-&gt;ai_next) {</text:p>
      <text:p text:style-name="Шаблон_3a__20_Текст_20_програми"><text:s text:c="8"/>sockfd = socket(ai-&gt;ai_family, ai-&gt;ai_socktype, ai-&gt;ai_protocol);</text:p>
      <text:p text:style-name="Шаблон_3a__20_Текст_20_програми"><text:s text:c="8"/>if (sockfd &lt; 0) {</text:p>
      <text:p text:style-name="Шаблон_3a__20_Текст_20_програми"><text:s text:c="12"/>if (system_error())</text:p>
      <text:p text:style-name="Шаблон_3a__20_Текст_20_програми"><text:s text:c="16"/>exit_err("socket()");</text:p>
      <text:p text:style-name="Шаблон_3a__20_Текст_20_програми"><text:s text:c="12"/>continue;</text:p>
      <text:p text:style-name="Шаблон_3a__20_Текст_20_програми"><text:soft-page-break/><text:s text:c="8"/>}</text:p>
      <text:p text:style-name="Шаблон_3a__20_Текст_20_програми"><text:s text:c="8"/>if (connect(sockfd, ai-&gt;ai_addr, ai-&gt;ai_addrlen) &lt; 0) {</text:p>
      <text:p text:style-name="Шаблон_3a__20_Текст_20_програми"><text:s text:c="12"/>if (system_error())</text:p>
      <text:p text:style-name="Шаблон_3a__20_Текст_20_програми"><text:s text:c="16"/>exit_err("connect()");</text:p>
      <text:p text:style-name="Шаблон_3a__20_Текст_20_програми"><text:s text:c="12"/>if (close(sockfd) &lt; 0)</text:p>
      <text:p text:style-name="Шаблон_3a__20_Текст_20_програми"><text:s text:c="16"/>exit_err("close()");</text:p>
      <text:p text:style-name="Шаблон_3a__20_Текст_20_програми"><text:s text:c="12"/><text:span text:style-name="T120">continue;</text:span></text:p>
      <text:p text:style-name="Шаблон_3a__20_Текст_20_програми"><text:s text:c="8"/>}</text:p>
      <text:p text:style-name="Шаблон_3a__20_Текст_20_програми"><text:s text:c="8"/>break;</text:p>
      <text:p text:style-name="Шаблон_3a__20_Текст_20_програми"><text:s text:c="4"/>}</text:p>
      <text:p text:style-name="Шаблон_3a__20_Текст_20_програми"><text:s text:c="4"/>freeaddrinfo(ai_result);</text:p>
      <text:p text:style-name="Шаблон_3a__20_Текст_20_програми"><text:s text:c="4"/>if (ai == NULL)</text:p>
      <text:p text:style-name="Шаблон_3a__20_Текст_20_програми"><text:s text:c="8"/>exit_errx("cannot create any socket with needed protocol");</text:p>
      <text:p text:style-name="Шаблон_3a__20_Текст_20_програми"/>
      <text:p text:style-name="Шаблон_3a__20_Текст_20_програми"><text:s text:c="4"/>filefd = open(pathname, O_RDONLY);</text:p>
      <text:p text:style-name="Шаблон_3a__20_Текст_20_програми"><text:s text:c="4"/>if (filefd &lt; 0)</text:p>
      <text:p text:style-name="Шаблон_3a__20_Текст_20_програми"><text:s text:c="8"/>exit_err("open()");</text:p>
      <text:p text:style-name="Шаблон_3a__20_Текст_20_програми"><text:s text:c="4"/>if (fstat(filefd, &amp;statbuf) &lt; 0)</text:p>
      <text:p text:style-name="Шаблон_3a__20_Текст_20_програми"><text:s text:c="8"/>exit_err("fstat()");</text:p>
      <text:p text:style-name="Шаблон_3a__20_Текст_20_програми"/>
      <text:p text:style-name="Шаблон_3a__20_Текст_20_програми"><text:s text:c="4"/>sigpipe_ignore();</text:p>
      <text:p text:style-name="Шаблон_3a__20_Текст_20_програми"/>
      <text:p text:style-name="Шаблон_3a__20_Текст_20_програми"><text:s text:c="4"/>aiocb_list[0] = aiocb_list[1] = NULL;</text:p>
      <text:p text:style-name="Шаблон_3a__20_Текст_20_програми"><text:s text:c="4"/>requests[0].aiocb.aio_buf = requests[0].buf;</text:p>
      <text:p text:style-name="Шаблон_3a__20_Текст_20_програми"><text:s text:c="4"/>requests[0].aiocb.aio_fildes = filefd;</text:p>
      <text:p text:style-name="Шаблон_3a__20_Текст_20_програми"><text:s text:c="4"/>requests[0].aiocb.aio_reqprio = 0;</text:p>
      <text:p text:style-name="Шаблон_3a__20_Текст_20_програми"><text:s text:c="4"/>requests[0].aiocb.aio_sigevent.sigev_notify = SIGEV_NONE;</text:p>
      <text:p text:style-name="Шаблон_3a__20_Текст_20_програми"><text:s text:c="4"/>requests[1].aiocb.aio_buf = requests[1].buf;</text:p>
      <text:p text:style-name="Шаблон_3a__20_Текст_20_програми"><text:soft-page-break/><text:s text:c="4"/>requests[1].aiocb.aio_fildes = sockfd;</text:p>
      <text:p text:style-name="Шаблон_3a__20_Текст_20_програми"><text:s text:c="4"/>requests[1].aiocb.aio_offset = 0;</text:p>
      <text:p text:style-name="Шаблон_3a__20_Текст_20_програми"><text:s text:c="4"/>requests[1].aiocb.aio_reqprio = 0;</text:p>
      <text:p text:style-name="Шаблон_3a__20_Текст_20_програми"><text:s text:c="4"/>requests[1].aiocb.aio_sigevent.sigev_notify = SIGEV_NONE;</text:p>
      <text:p text:style-name="Шаблон_3a__20_Текст_20_програми"><text:s text:c="4"/></text:p>
      <text:p text:style-name="Шаблон_3a__20_Текст_20_програми"><text:s text:c="4"/>offset = 0;</text:p>
      <text:p text:style-name="Шаблон_3a__20_Текст_20_програми"><text:s text:c="4"/>readpending_flag = writepending_flag = last_flag = false;</text:p>
      <text:p text:style-name="Шаблон_3a__20_Текст_20_програми"><text:s text:c="4"/>for (;;) {</text:p>
      <text:p text:style-name="Шаблон_3a__20_Текст_20_програми"><text:s text:c="8"/>if (readpending_flag) {</text:p>
      <text:p text:style-name="Шаблон_3a__20_Текст_20_програми"><text:s text:c="12"/>error = aio_error(&amp;requests[0].aiocb);</text:p>
      <text:p text:style-name="Шаблон_3a__20_Текст_20_програми"><text:s text:c="12"/>if (error &lt; 0)</text:p>
      <text:p text:style-name="Шаблон_3a__20_Текст_20_програми"><text:s text:c="16"/>exit_err("aio_error()");</text:p>
      <text:p text:style-name="Шаблон_3a__20_Текст_20_програми"><text:s text:c="12"/>if (error &gt; 0) {</text:p>
      <text:p text:style-name="Шаблон_3a__20_Текст_20_програми"><text:s text:c="16"/>if (error != EINPROGRESS)</text:p>
      <text:p text:style-name="Шаблон_3a__20_Текст_20_програми"><text:s text:c="20"/>exit_errn(error, "request in aio_read()");</text:p>
      <text:p text:style-name="Шаблон_3a__20_Текст_20_програми"><text:s text:c="12"/>} else {</text:p>
      <text:p text:style-name="Шаблон_3a__20_Текст_20_програми"><text:s text:c="16"/>nbytes = aio_return(&amp;requests[0].aiocb);</text:p>
      <text:p text:style-name="Шаблон_3a__20_Текст_20_програми"><text:s text:c="16"/>if (nbytes &lt; 0)</text:p>
      <text:p text:style-name="Шаблон_3a__20_Текст_20_програми"><text:s text:c="20"/>exit_err("aio_return()");</text:p>
      <text:p text:style-name="Шаблон_3a__20_Текст_20_програми"><text:s text:c="16"/>if ((size_t)nbytes != requests[0].aiocb.aio_nbytes)</text:p>
      <text:p text:style-name="Шаблон_3a__20_Текст_20_програми"><text:s text:c="20"/>exit_errx("short read, %zd of %zu bytes",</text:p>
      <text:p text:style-name="Шаблон_3a__20_Текст_20_програми"><text:s text:c="24"/>nbytes, requests[0].aiocb.aio_nbytes);</text:p>
      <text:p text:style-name="Шаблон_3a__20_Текст_20_програми"><text:s text:c="16"/>printf("Read completed\n");</text:p>
      <text:p text:style-name="Шаблон_3a__20_Текст_20_програми"><text:s text:c="16"/>transform((char *)requests[0].aiocb.aio_buf,</text:p>
      <text:p text:style-name="Шаблон_3a__20_Текст_20_програми"><text:s text:c="20"/>requests[0].aiocb.aio_nbytes);</text:p>
      <text:p text:style-name="Шаблон_3a__20_Текст_20_програми"><text:s text:c="16"/>aiocb_list[0] = NULL;</text:p>
      <text:p text:style-name="Шаблон_3a__20_Текст_20_програми"><text:s text:c="16"/>readpending_flag = false;</text:p>
      <text:p text:style-name="Шаблон_3a__20_Текст_20_програми"><text:s text:c="12"/>}</text:p>
      <text:p text:style-name="Шаблон_3a__20_Текст_20_програми"><text:soft-page-break/><text:s text:c="8"/>}</text:p>
      <text:p text:style-name="Шаблон_3a__20_Текст_20_програми"><text:s text:c="8"/>if (writepending_flag) {</text:p>
      <text:p text:style-name="Шаблон_3a__20_Текст_20_програми"><text:s text:c="12"/>error = aio_error(&amp;requests[1].aiocb);</text:p>
      <text:p text:style-name="Шаблон_3a__20_Текст_20_програми"><text:s text:c="12"/>if (error &lt; 0)</text:p>
      <text:p text:style-name="Шаблон_3a__20_Текст_20_програми"><text:s text:c="16"/>exit_err("aio_error()");</text:p>
      <text:p text:style-name="Шаблон_3a__20_Текст_20_програми"><text:s text:c="12"/>if (error &gt; 0) {</text:p>
      <text:p text:style-name="Шаблон_3a__20_Текст_20_програми"><text:s text:c="16"/>if (error != EINPROGRESS)</text:p>
      <text:p text:style-name="Шаблон_3a__20_Текст_20_програми"><text:s text:c="20"/>exit_errn(error, "request in aio_write()");</text:p>
      <text:p text:style-name="Шаблон_3a__20_Текст_20_програми"><text:s text:c="12"/>} else {</text:p>
      <text:p text:style-name="Шаблон_3a__20_Текст_20_програми"><text:s text:c="16"/>nbytes = aio_return(&amp;requests[1].aiocb);</text:p>
      <text:p text:style-name="Шаблон_3a__20_Текст_20_програми"><text:s text:c="16"/>if (nbytes &lt; 0)</text:p>
      <text:p text:style-name="Шаблон_3a__20_Текст_20_програми"><text:s text:c="20"/>exit_err("aio_return()");</text:p>
      <text:p text:style-name="Шаблон_3a__20_Текст_20_програми"><text:s text:c="16"/>if (nbytes == 0)</text:p>
      <text:p text:style-name="Шаблон_3a__20_Текст_20_програми"><text:s text:c="20"/>exit_errx("short write, %zd of %zu bytes",</text:p>
      <text:p text:style-name="Шаблон_3a__20_Текст_20_програми"><text:s text:c="24"/>nbytes, requests[1].aiocb.aio_nbytes);</text:p>
      <text:p text:style-name="Шаблон_3a__20_Текст_20_програми"><text:s text:c="16"/>if ((size_t)nbytes != requests[1].aiocb.aio_nbytes) {</text:p>
      <text:p text:style-name="Шаблон_3a__20_Текст_20_програми"><text:s text:c="20"/>warn_errx("short write, %zd of %zu bytes",</text:p>
      <text:p text:style-name="Шаблон_3a__20_Текст_20_програми"><text:s text:c="24"/>nbytes, requests[1].aiocb.aio_nbytes);</text:p>
      <text:p text:style-name="Шаблон_3a__20_Текст_20_програми"><text:s text:c="20"/>requests[1].aiocb.aio_buf =</text:p>
      <text:p text:style-name="Шаблон_3a__20_Текст_20_програми"><text:s text:c="24"/>(char *)requests[1].aiocb.aio_buf + nbytes;</text:p>
      <text:p text:style-name="Шаблон_3a__20_Текст_20_програми"><text:s text:c="20"/>requests[1].aiocb.aio_nbytes -= (size_t)nbytes;</text:p>
      <text:p text:style-name="Шаблон_3a__20_Текст_20_програми"><text:s text:c="20"/>if (aio_write(&amp;requests[1].aiocb) &lt; 0)</text:p>
      <text:p text:style-name="Шаблон_3a__20_Текст_20_програми"><text:s text:c="24"/>exit_err("aio_write()");</text:p>
      <text:p text:style-name="Шаблон_3a__20_Текст_20_програми"><text:s text:c="16"/>} else {</text:p>
      <text:p text:style-name="Шаблон_3a__20_Текст_20_програми"><text:s text:c="20"/>printf("Write completed\n");</text:p>
      <text:p text:style-name="Шаблон_3a__20_Текст_20_програми"><text:s text:c="20"/>aiocb_list[1] = NULL;</text:p>
      <text:p text:style-name="Шаблон_3a__20_Текст_20_програми"><text:s text:c="20"/>writepending_flag = false;</text:p>
      <text:p text:style-name="Шаблон_3a__20_Текст_20_програми"><text:s text:c="16"/>}</text:p>
      <text:p text:style-name="Шаблон_3a__20_Текст_20_програми"><text:soft-page-break/><text:s text:c="12"/>}</text:p>
      <text:p text:style-name="Шаблон_3a__20_Текст_20_програми"><text:s text:c="8"/>}</text:p>
      <text:p text:style-name="Шаблон_3a__20_Текст_20_програми"><text:s text:c="8"/>if (!readpending_flag &amp;&amp; !writepending_flag) {</text:p>
      <text:p text:style-name="Шаблон_3a__20_Текст_20_програми"><text:s text:c="12"/>buf = (char *)requests[0].aiocb.aio_buf;</text:p>
      <text:p text:style-name="Шаблон_3a__20_Текст_20_програми"><text:s text:c="12"/>requests[0].aiocb.aio_buf = requests[1].aiocb.aio_buf;</text:p>
      <text:p text:style-name="Шаблон_3a__20_Текст_20_програми"><text:s text:c="12"/>requests[1].aiocb.aio_buf = buf;</text:p>
      <text:p text:style-name="Шаблон_3a__20_Текст_20_програми"><text:s text:c="12"/>if (offset &gt; 0 &amp;&amp; !last_flag) {</text:p>
      <text:p text:style-name="Шаблон_3a__20_Текст_20_програми"><text:s text:c="16"/>printf("AIO write request\n");</text:p>
      <text:p text:style-name="Шаблон_3a__20_Текст_20_програми"><text:s text:c="16"/>requests[1].aiocb.aio_nbytes = requests[0].aiocb.aio_nbytes;</text:p>
      <text:p text:style-name="Шаблон_3a__20_Текст_20_програми"><text:s text:c="16"/>if (aio_write(&amp;requests[1].aiocb) &lt; 0)</text:p>
      <text:p text:style-name="Шаблон_3a__20_Текст_20_програми"><text:s text:c="20"/>exit_err("aio_write()");</text:p>
      <text:p text:style-name="Шаблон_3a__20_Текст_20_програми"><text:s text:c="16"/>aiocb_list[1] = &amp;requests[1].aiocb;</text:p>
      <text:p text:style-name="Шаблон_3a__20_Текст_20_програми"><text:s text:c="16"/>writepending_flag = true;</text:p>
      <text:p text:style-name="Шаблон_3a__20_Текст_20_програми"><text:s text:c="12"/>}</text:p>
      <text:p text:style-name="Шаблон_3a__20_Текст_20_програми"><text:s text:c="12"/>nbytes = (ssize_t)(statbuf.st_size - offset);</text:p>
      <text:p text:style-name="Шаблон_3a__20_Текст_20_програми"><text:s text:c="12"/>if (nbytes &gt; BUFSZ)</text:p>
      <text:p text:style-name="Шаблон_3a__20_Текст_20_програми"><text:s text:c="16"/>nbytes = BUFSZ;</text:p>
      <text:p text:style-name="Шаблон_3a__20_Текст_20_програми"><text:s text:c="12"/>if (nbytes &gt; 0) {</text:p>
      <text:p text:style-name="Шаблон_3a__20_Текст_20_програми"><text:s text:c="16"/>printf("AIO read request\n");</text:p>
      <text:p text:style-name="Шаблон_3a__20_Текст_20_програми"><text:s text:c="16"/>requests[0].aiocb.aio_offset = offset;</text:p>
      <text:p text:style-name="Шаблон_3a__20_Текст_20_програми"><text:s text:c="16"/>requests[0].aiocb.aio_nbytes = (size_t)nbytes;</text:p>
      <text:p text:style-name="Шаблон_3a__20_Текст_20_програми"><text:s text:c="16"/>if (aio_read(&amp;requests[0].aiocb) &lt; 0)</text:p>
      <text:p text:style-name="Шаблон_3a__20_Текст_20_програми"><text:s text:c="20"/>exit_err("aio_read()");</text:p>
      <text:p text:style-name="Шаблон_3a__20_Текст_20_програми"><text:s text:c="16"/>offset += (off_t)nbytes;</text:p>
      <text:p text:style-name="Шаблон_3a__20_Текст_20_програми"><text:s text:c="16"/>aiocb_list[0] = &amp;requests[0].aiocb;</text:p>
      <text:p text:style-name="Шаблон_3a__20_Текст_20_програми"><text:s text:c="16"/>readpending_flag = true;</text:p>
      <text:p text:style-name="Шаблон_3a__20_Текст_20_програми"><text:s text:c="12"/>} else {</text:p>
      <text:p text:style-name="Шаблон_3a__20_Текст_20_програми"><text:s text:c="16"/>last_flag = true;</text:p>
      <text:p text:style-name="Шаблон_3a__20_Текст_20_програми"><text:soft-page-break/><text:s text:c="12"/>}</text:p>
      <text:p text:style-name="Шаблон_3a__20_Текст_20_програми"><text:s text:c="8"/>}</text:p>
      <text:p text:style-name="Шаблон_3a__20_Текст_20_програми"><text:s text:c="8"/>if (!readpending_flag &amp;&amp; !writepending_flag)</text:p>
      <text:p text:style-name="Шаблон_3a__20_Текст_20_програми"><text:s text:c="12"/>break;</text:p>
      <text:p text:style-name="Шаблон_3a__20_Текст_20_програми"><text:s text:c="8"/>if (aio_suspend(aiocb_list, 2, NULL) &lt; 0)</text:p>
      <text:p text:style-name="Шаблон_3a__20_Текст_20_програми"><text:s text:c="12"/>exit_err("aio_suspend()");</text:p>
      <text:p text:style-name="Шаблон_3a__20_Текст_20_програми"><text:s text:c="4"/>}</text:p>
      <text:p text:style-name="Шаблон_3a__20_Текст_20_програми"/>
      <text:p text:style-name="Шаблон_3a__20_Текст_20_програми"><text:s text:c="4"/>if (close(filefd) &lt; 0 || close(sockfd) &lt; 0)</text:p>
      <text:p text:style-name="Шаблон_3a__20_Текст_20_програми"><text:s text:c="8"/>exit_err("close()");</text:p>
      <text:p text:style-name="Шаблон_3a__20_Текст_20_програми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Жирный" style:font-family-generic="swiss" style:font-pitch="variable"/>
    <style:font-face style:name="Liberation Sans2" svg:font-family="'Liberation Sans'" style:font-adornments="Курсив" style:font-family-generic="swiss" style:font-pitch="variable"/>
    <style:font-face style:name="Liberation Sans3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cm" style:type="center"/>
          <style:tab-stop style:position="26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3cm" style:type="center"/>
          <style:tab-stop style:position="26cm" style:type="right"/>
        </style:tab-stops>
      </style:paragraph-properties>
    </style:style>
    <style:style style:name="Шаблон_3a__20_Титульна_20_сторінка" style:display-name="Шаблон: Титульна сторінка" style:family="paragraph">
      <style:paragraph-properties fo:text-align="center" style:justify-single-word="false"/>
      <style:text-properties style:font-name="Liberation Sans" fo:font-family="'Liberation Sans'" style:font-family-generic="swiss" style:font-pitch="variable" fo:font-size="44pt" officeooo:rsid="00071110" style:font-size-asian="38.5pt" style:font-size-complex="44pt"/>
    </style:style>
    <style:style style:name="Шаблон_3a__20_Заголовок_20_теми" style:display-name="Шаблон: Заголовок теми" style:family="paragraph" style:next-style-name="Шаблон_3a__20_Звичайний_20_текст">
      <style:paragraph-properties fo:text-align="center" style:justify-single-word="false"/>
      <style:text-properties style:font-name="Liberation Sans" fo:font-family="'Liberation Sans'" style:font-family-generic="swiss" style:font-pitch="variable" fo:font-size="28pt" officeooo:rsid="000891be" style:font-size-asian="32pt" style:font-size-complex="32pt"/>
    </style:style>
    <style:style style:name="Шаблон_3a__20_Звичайний_20_текст" style:display-name="Шаблон: Звичайний текст" style:family="paragraph">
      <style:paragraph-properties fo:margin-top="0cm" fo:margin-bottom="0.499cm" style:contextual-spacing="false"/>
      <style:text-properties style:font-name="Liberation Sans" fo:font-family="'Liberation Sans'" style:font-family-generic="swiss" style:font-pitch="variable" fo:font-size="21pt" officeooo:rsid="000f45a1" style:font-size-asian="21pt" style:font-size-complex="21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Шаблон_3a__20_Текст_20_програми" style:display-name="Шаблон: Текст програми" style:family="paragraph">
      <style:text-properties style:font-name="Liberation Mono" fo:font-family="'Liberation Mono'" style:font-family-generic="modern" style:font-pitch="fixed" fo:font-size="14pt" fo:letter-spacing="-0.025cm" fo:language="zxx" fo:country="none" officeooo:rsid="000c0a0c" style:font-size-asian="14pt" style:font-size-complex="14pt"/>
    </style:style>
    <style:style style:name="Шаблон_3a__20_Текст_20_командного_20_інтерпретатора" style:display-name="Шаблон: Текст командного інтерпретатора" style:family="paragraph">
      <style:text-properties style:font-name="Liberation Mono" fo:font-family="'Liberation Mono'" style:font-family-generic="modern" style:font-pitch="fixed" fo:font-size="14pt" fo:letter-spacing="-0.025cm" fo:language="zxx" fo:country="none" officeooo:rsid="000c0a0c" style:font-size-asian="14pt" style:font-size-complex="14pt"/>
    </style:style>
    <style:style style:name="Шаблон_3a__20_Коментар" style:display-name="Шаблон: Коментар" style:family="paragraph">
      <style:text-properties style:font-name="Liberation Sans" fo:font-family="'Liberation Sans'" style:font-family-generic="swiss" style:font-pitch="variable" fo:font-size="16pt" officeooo:rsid="000c0a0c" style:font-size-asian="16pt" style:font-size-complex="16pt"/>
    </style:style>
    <style:style style:name="Шаблон_3a__20_Звичайний_20_текст_20_без_20_відступу" style:display-name="Шаблон: Звичайний текст без відступу" style:family="paragraph" style:parent-style-name="Шаблон_3a__20_Звичайний_20_текст" style:master-page-name="">
      <style:paragraph-properties fo:margin-top="0cm" fo:margin-bottom="0cm" style:contextual-spacing="false" style:page-number="auto">
        <style:tab-stops/>
      </style:paragraph-properties>
    </style:style>
    <style:style style:name="Шаблон_3a__20_Title_20_page" style:display-name="Шаблон: Title page" style:family="paragraph" style:master-page-name="">
      <style:paragraph-properties fo:text-align="center" style:justify-single-word="false" style:page-number="auto">
        <style:tab-stops/>
      </style:paragraph-properties>
      <style:text-properties style:font-name="Liberation Sans3" fo:font-family="'Liberation Sans'" style:font-style-name="Обычный" style:font-family-generic="swiss" style:font-pitch="variable" fo:font-size="44pt" fo:language="en" fo:country="US" officeooo:rsid="001ca846"/>
    </style:style>
    <style:style style:name="Шаблон_3a__20_Topic_20_title" style:display-name="Шаблон: Topic title" style:family="paragraph" style:next-style-name="Шаблон_3a__20_Regular_20_text" style:master-page-name="">
      <style:paragraph-properties fo:text-align="center" style:justify-single-word="false" style:page-number="auto"/>
      <style:text-properties style:font-name="Liberation Sans3" fo:font-family="'Liberation Sans'" style:font-style-name="Обычный" style:font-family-generic="swiss" style:font-pitch="variable" fo:font-size="28pt" fo:language="en" fo:country="US" officeooo:rsid="001ca846"/>
    </style:style>
    <style:style style:name="Шаблон_3a__20_Regular_20_text" style:display-name="Шаблон: Regular text" style:family="paragraph" style:master-page-name="">
      <style:paragraph-properties fo:margin-top="0cm" fo:margin-bottom="0.499cm" style:contextual-spacing="false" style:page-number="auto"/>
      <style:text-properties style:font-name="Liberation Sans3" fo:font-family="'Liberation Sans'" style:font-style-name="Обычный" style:font-family-generic="swiss" style:font-pitch="variable" fo:font-size="21pt" fo:language="en" fo:country="US" officeooo:rsid="001ca846"/>
    </style:style>
    <style:style style:name="Шаблон_3a__20_Regular_20_text_20_without_20_indentation" style:display-name="Шаблон: Regular text without indentation" style:family="paragraph">
      <style:paragraph-properties>
        <style:tab-stops/>
      </style:paragraph-properties>
      <style:text-properties style:font-name="Liberation Sans3" fo:font-family="'Liberation Sans'" style:font-style-name="Обычный" style:font-family-generic="swiss" style:font-pitch="variable" fo:font-size="21pt" fo:language="en" fo:country="US" officeooo:rsid="001e6ae1"/>
    </style:style>
    <style:style style:name="Шаблон_3a__20_Comment" style:display-name="Шаблон: Comment" style:family="paragraph" style:master-page-name="">
      <style:paragraph-properties style:page-number="auto"/>
      <style:text-properties style:font-name="Liberation Sans3" fo:font-family="'Liberation Sans'" style:font-style-name="Обычный" style:font-family-generic="swiss" style:font-pitch="variable" fo:font-size="16pt" fo:language="en" fo:country="US" officeooo:rsid="001e6ae1"/>
    </style:style>
    <style:style style:name="Шаблон_3a__20_Ідентифікатор_20_опція" style:display-name="Шаблон: Ідентифікатор опція" style:family="paragraph" style:parent-style-name="Шаблон_3a__20_Текст_20_командного_20_інтерпретатора">
      <style:text-properties officeooo:rsid="00102068"/>
    </style:style>
    <style:style style:name="Шаблон_3a__20_Текст_20_програми_2c__20_відступ" style:display-name="Шаблон: Текст програми, відступ" style:family="paragraph" style:parent-style-name="Шаблон_3a__20_Текст_20_програми">
      <style:paragraph-properties fo:margin-top="0cm" fo:margin-bottom="0.499cm" style:contextual-spacing="false"/>
      <style:text-properties officeooo:rsid="00202775"/>
    </style:style>
    <style:style style:name="Шаблон_3a__20_Текст_20_командного_20_інтерпретатора_2c__20_відступ" style:display-name="Шаблон: Текст командного інтерпретатора, відступ" style:family="paragraph" style:parent-style-name="Шаблон_3a__20_Текст_20_командного_20_інтерпретатора">
      <style:paragraph-properties fo:margin-top="0cm" fo:margin-bottom="0.499cm" style:contextual-spacing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аблон_3a__20_Термін" style:display-name="Шаблон: Термін" style:family="text">
      <style:text-properties style:font-name="Liberation Sans3" fo:font-family="'Liberation Sans'" style:font-style-name="Обычный" style:font-family-generic="swiss" style:font-pitch="variable" fo:font-size="21pt" fo:font-style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Шаблон_3a__20_Ідентифікатор" style:display-name="Шаблон: Ідентифікатор" style:family="text">
      <style:text-properties style:font-name="Liberation Mono1" fo:font-family="'Liberation Mono'" style:font-style-name="Обычный" style:font-family-generic="modern" style:font-pitch="fixed" fo:font-size="14pt" fo:letter-spacing="-0.025cm" fo:language="zxx" fo:country="none"/>
    </style:style>
    <style:style style:name="Numbering_20_Symbols" style:display-name="Numbering Symbols" style:family="text"/>
    <style:style style:name="Шаблон_3a__20_Шляхове_20_ім_27_я" style:display-name="Шаблон: Шляхове ім'я" style:family="text">
      <style:text-properties style:font-name="Liberation Sans1" fo:font-family="'Liberation Sans'" style:font-style-name="Жирный" style:font-family-generic="swiss" style:font-pitch="variable" fo:font-size="21pt" fo:language="zxx" fo:country="none" fo:font-weight="bold"/>
    </style:style>
    <style:style style:name="Шаблон_3a__20_Шляхове_20_ім_27_я_20_в_20_коментарі" style:display-name="Шаблон: Шляхове ім'я в коментарі" style:family="text">
      <style:text-properties style:font-name="Liberation Sans1" fo:font-family="'Liberation Sans'" style:font-style-name="Жирный" style:font-family-generic="swiss" style:font-pitch="variable" fo:font-size="16pt" fo:language="zxx" fo:country="none" fo:font-weight="bold"/>
    </style:style>
    <style:style style:name="Шаблон_3a__20_Ідентифікатор_20_опція" style:display-name="Шаблон: Ідентифікатор опція" style:family="text" style:parent-style-name="Шаблон_3a__20_Ідентифікатор">
      <style:text-properties fo:font-style="italic"/>
    </style:style>
    <style:style style:name="Шаблон_3a__20_Term" style:display-name="Шаблон: Term" style:family="text">
      <style:text-properties style:font-name="Liberation Sans2" fo:font-family="'Liberation Sans'" style:font-style-name="Курсив" style:font-family-generic="swiss" style:font-pitch="variable" fo:font-size="21pt" fo:language="en" fo:country="US" fo:font-style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8cm" fo:page-height="15.75cm" style:num-format="1" style:print-orientation="landscape" fo:margin-top="0cm" fo:margin-bottom="0cm" fo:margin-left="0.199cm" fo:margin-right="0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23:52:07.800051928</meta:creation-date>
    <dc:date>2024-04-08T20:36:17.007920353</dc:date>
    <meta:editing-duration>PT2H4M53S</meta:editing-duration>
    <meta:editing-cycles>22</meta:editing-cycles>
    <meta:generator>LibreOffice/7.6.6.3$Linux_X86_64 LibreOffice_project/60$Build-3</meta:generator>
    <meta:document-statistic meta:table-count="1" meta:image-count="0" meta:object-count="0" meta:page-count="31" meta:paragraph-count="254" meta:word-count="3835" meta:character-count="31406" meta:non-whitespace-character-count="26025"/>
  </office:meta>
</office:document-meta>
</file>